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" style:font-adornments="Regular" style:font-family-generic="swiss" style:font-pitch="variable"/>
    <style:font-face style:name="Cousine" svg:font-family="Cousine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208in" style:rel-column-width="1182*"/>
    </style:style>
    <style:style style:name="Table1.B" style:family="table-column">
      <style:table-column-properties style:column-width="1.4618in" style:rel-column-width="2105*"/>
    </style:style>
    <style:style style:name="Table1.C" style:family="table-column">
      <style:table-column-properties style:column-width="4.4104in" style:rel-column-width="6351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Default_7e_LT_7e_Titel">
      <style:paragraph-properties fo:margin-top="0.1654in" fo:margin-bottom="0.1374in" style:contextual-spacing="false" fo:text-align="start" style:justify-single-word="false">
        <style:tab-stops>
          <style:tab-stop style:position="0.8752in"/>
        </style:tab-stops>
      </style:paragraph-properties>
      <style:text-properties officeooo:paragraph-rsid="0016a4ce"/>
    </style:style>
    <style:style style:name="P2" style:family="paragraph" style:parent-style-name="Standard">
      <style:text-properties officeooo:paragraph-rsid="0016a4ce"/>
    </style:style>
    <style:style style:name="P3" style:family="paragraph" style:parent-style-name="Default_7e_LT_7e_Titel">
      <style:paragraph-properties fo:margin-top="0.1654in" fo:margin-bottom="0.1374in" style:contextual-spacing="false" fo:text-align="start" style:justify-single-word="false">
        <style:tab-stops>
          <style:tab-stop style:position="0.8752in"/>
        </style:tab-stops>
      </style:paragraph-properties>
      <style:text-properties officeooo:paragraph-rsid="00289130"/>
    </style:style>
    <style:style style:name="P4" style:family="paragraph" style:parent-style-name="Standard">
      <style:paragraph-properties>
        <style:tab-stops>
          <style:tab-stop style:position="0.9984in"/>
        </style:tab-stops>
      </style:paragraph-properties>
      <style:text-properties officeooo:paragraph-rsid="0016a4c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" style:family="paragraph" style:parent-style-name="Text_20_body" style:list-style-name="Numbering_20_123">
      <loext:graphic-properties draw:fill="none"/>
      <style:paragraph-properties fo:margin-left="0in" fo:margin-right="0in" fo:margin-top="0in" fo:margin-bottom="0.0201in" style:contextual-spacing="false" fo:line-height="120%" fo:text-indent="0in" style:auto-text-indent="false" fo:background-color="transparent">
        <style:tab-stops/>
      </style:paragraph-properties>
      <style:text-properties style:font-name="Carlito" fo:font-size="11pt" officeooo:rsid="0016a4ce" officeooo:paragraph-rsid="001f1468" style:font-size-asian="11pt" style:font-size-complex="11pt"/>
    </style:style>
    <style:style style:name="P9" style:family="paragraph" style:parent-style-name="Text_20_body">
      <style:paragraph-properties fo:margin-top="0in" fo:margin-bottom="0.0972in" style:contextual-spacing="false" fo:line-height="120%"/>
    </style:style>
    <style:style style:name="P10" style:family="paragraph" style:parent-style-name="Heading_20_1" style:list-style-name="Numbering_20_123">
      <style:paragraph-properties fo:break-before="page"/>
    </style:style>
    <style:style style:name="P11" style:family="paragraph" style:parent-style-name="Text_20_body">
      <style:text-properties fo:font-size="11pt" officeooo:paragraph-rsid="00425c31" style:font-size-asian="11pt" style:font-size-complex="11pt"/>
    </style:style>
    <style:style style:name="P12" style:family="paragraph" style:parent-style-name="Text_20_body" style:list-style-name="L1">
      <style:text-properties fo:font-size="11pt" style:font-size-asian="11pt" style:font-size-complex="11pt"/>
    </style:style>
    <style:style style:name="P13" style:family="paragraph" style:parent-style-name="Text_20_body">
      <style:text-properties fo:font-size="11pt" style:font-size-asian="11pt" style:font-size-complex="11pt"/>
    </style:style>
    <style:style style:name="P14" style:family="paragraph" style:parent-style-name="Heading_20_2" style:list-style-name="Numbering_20_123">
      <style:paragraph-properties fo:margin-top="0.1598in" fo:margin-bottom="0.1in" style:contextual-spacing="false"/>
    </style:style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3">
      <style:paragraph-properties fo:margin-top="0in" fo:margin-bottom="0in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4">
      <style:text-properties fo:font-weight="bold" officeooo:paragraph-rsid="00425c31" style:font-weight-asian="bold" style:font-weight-complex="bold"/>
    </style:style>
    <style:style style:name="P20" style:family="paragraph" style:parent-style-name="Text_20_body" style:list-style-name="L4">
      <style:text-properties officeooo:paragraph-rsid="00425c31"/>
    </style:style>
    <style:style style:name="P21" style:family="paragraph" style:parent-style-name="Heading_20_1" style:list-style-name="Numbering_20_123"/>
    <style:style style:name="P22" style:family="paragraph" style:parent-style-name="Text_20_body" style:list-style-name="L5"/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Heading_20_1" style:list-style-name="Numbering_20_123">
      <style:paragraph-properties fo:keep-with-next="always"/>
    </style:style>
    <style:style style:name="P25" style:family="paragraph" style:parent-style-name="Text_20_body" style:list-style-name="L6"/>
    <style:style style:name="P26" style:family="paragraph" style:parent-style-name="Text_20_body">
      <style:text-properties officeooo:paragraph-rsid="00425c31"/>
    </style:style>
    <style:style style:name="P27" style:family="paragraph" style:parent-style-name="Heading_20_1" style:list-style-name="Numbering_20_123">
      <style:paragraph-properties fo:break-before="page" fo:keep-with-next="always"/>
    </style:style>
    <style:style style:name="P28" style:family="paragraph" style:parent-style-name="Text_20_body" style:list-style-name="L7"/>
    <style:style style:name="P29" style:family="paragraph" style:parent-style-name="Text_20_body">
      <style:text-properties officeooo:paragraph-rsid="0037a2d4"/>
    </style:style>
    <style:style style:name="P30" style:family="paragraph" style:parent-style-name="Text_20_body">
      <style:paragraph-properties fo:margin-top="0in" fo:margin-bottom="0.1965in" style:contextual-spacing="false" fo:line-height="120%"/>
      <style:text-properties officeooo:paragraph-rsid="0037a2d4"/>
    </style:style>
    <style:style style:name="P31" style:family="paragraph" style:parent-style-name="Text_20_body">
      <style:paragraph-properties fo:margin-top="0in" fo:margin-bottom="0.0972in" style:contextual-spacing="false" fo:line-height="120%"/>
      <style:text-properties style:font-name="Carlito" fo:font-size="11pt" officeooo:rsid="0016a4ce" officeooo:paragraph-rsid="0040a99f" style:font-size-asian="11pt" style:font-size-complex="11pt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40a99f"/>
    </style:style>
    <style:style style:name="P33" style:family="paragraph" style:parent-style-name="Text_20_body" style:list-style-name="L8">
      <style:paragraph-properties fo:margin-top="0in" fo:margin-bottom="0in" style:contextual-spacing="false"/>
      <style:text-properties fo:font-size="11pt" officeooo:paragraph-rsid="0040a99f" style:font-size-asian="11pt" style:font-size-complex="11pt"/>
    </style:style>
    <style:style style:name="P34" style:family="paragraph" style:parent-style-name="Text_20_body">
      <style:paragraph-properties fo:margin-top="0in" fo:margin-bottom="0in" style:contextual-spacing="false"/>
      <style:text-properties fo:font-size="11pt" officeooo:paragraph-rsid="0040a99f" style:font-size-asian="11pt" style:font-size-complex="11pt"/>
    </style:style>
    <style:style style:name="P35" style:family="paragraph" style:parent-style-name="Preformatted_20_Text">
      <style:text-properties fo:font-weight="normal" officeooo:paragraph-rsid="0040a99f" style:font-weight-asian="normal" style:font-weight-complex="normal"/>
    </style:style>
    <style:style style:name="P36" style:family="paragraph" style:parent-style-name="Text_20_body">
      <style:text-properties officeooo:paragraph-rsid="0040a99f"/>
    </style:style>
    <style:style style:name="T1" style:family="text">
      <style:text-properties fo:font-family="'Liberation Sans'" style:font-family-generic="roman" style:font-pitch="variable" fo:font-size="13.5pt" fo:font-weight="bold" style:font-size-asian="13.5pt" style:font-weight-asian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42pt" fo:font-style="normal" fo:text-shadow="none" style:text-underline-style="none" fo:font-weight="bold" style:letter-kerning="true" style:font-name-asian="Noto Sans" style:font-size-asian="42pt" style:font-style-asian="normal" style:font-weight-asian="bold" style:font-name-complex="Noto Sans" style:font-size-complex="42pt" style:font-style-complex="normal" style:text-emphasize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42pt" fo:font-style="normal" fo:text-shadow="none" style:text-underline-style="none" fo:font-weight="bold" officeooo:rsid="002c52c5" style:letter-kerning="true" style:font-name-asian="Noto Sans" style:font-size-asian="42pt" style:font-style-asian="normal" style:font-weight-asian="bold" style:font-name-complex="Noto Sans" style:font-size-complex="42pt" style:font-style-complex="normal" style:text-emphasize="none"/>
    </style:style>
    <style:style style:name="T4" style:family="text">
      <style:text-properties fo:font-family="'Liberation Sans'" style:font-family-generic="roman" style:font-pitch="variable" fo:font-size="42pt" fo:font-weight="bold" style:font-size-asian="42pt" style:font-weight-asian="bold" style:font-size-complex="42pt"/>
    </style:style>
    <style:style style:name="T5" style:family="text">
      <style:text-properties fo:font-family="'Liberation Sans'" style:font-family-generic="roman" style:font-pitch="variable" fo:font-size="31.5pt" fo:font-weight="bold" style:font-size-asian="31.5pt" style:font-weight-asian="bold" style:font-size-complex="31.5pt"/>
    </style:style>
    <style:style style:name="T6" style:family="text">
      <style:text-properties fo:font-family="'Liberation Sans'" style:font-family-generic="roman" style:font-pitch="variable" fo:font-size="26pt" style:font-size-asian="26pt" style:font-size-complex="26pt"/>
    </style:style>
    <style:style style:name="T7" style:family="text">
      <style:text-properties style:font-name="Carlito" fo:font-size="42pt" fo:font-style="normal" fo:font-weight="bold" officeooo:rsid="0016a4ce" style:font-size-asian="42pt" style:font-style-asian="normal" style:font-weight-asian="bold" style:font-size-complex="42pt" style:font-style-complex="normal"/>
    </style:style>
    <style:style style:name="T8" style:family="text">
      <style:text-properties style:font-name="Carlito" fo:font-size="42pt" fo:font-style="normal" fo:font-weight="bold" officeooo:rsid="001145aa" style:font-size-asian="42pt" style:font-style-asian="normal" style:font-weight-asian="bold" style:font-size-complex="42pt" style:font-style-complex="normal"/>
    </style:style>
    <style:style style:name="T9" style:family="text">
      <style:text-properties style:font-name="Carlito" fo:font-size="26pt" fo:font-style="normal" fo:font-weight="normal" officeooo:rsid="00225e3a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style:font-name="Carlito" fo:font-size="26pt" style:font-size-asian="26pt" style:font-size-complex="26pt"/>
    </style:style>
    <style:style style:name="T11" style:family="text">
      <style:text-properties style:font-name="Carlito" fo:font-size="11pt" style:font-size-asian="11pt" style:font-size-complex="11pt"/>
    </style:style>
    <style:style style:name="T12" style:family="text">
      <style:text-properties style:font-name="Carlito" fo:font-size="11pt" fo:font-style="normal" fo:font-weight="normal" officeooo:rsid="000fa486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Carlito" fo:font-size="11pt" fo:font-style="normal" fo:font-weight="normal" officeooo:rsid="001c664f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Carlit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Carlito" fo:font-size="11pt" fo:font-style="normal" fo:font-weight="normal" officeooo:rsid="00e84ca5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Carlito" fo:font-size="11pt" fo:font-style="normal" fo:font-weight="normal" officeooo:rsid="00c53327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arlito" fo:font-size="11pt" fo:font-style="normal" fo:font-weight="normal" officeooo:rsid="017e4bc6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rlito" fo:font-size="18pt" officeooo:rsid="018e4dab" style:font-name-asian="Source Han Sans CN Regular" style:font-size-asian="18.2000007629395pt" style:font-name-complex="Lohit Devanagari" style:font-size-complex="18.2000007629395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officeooo:rsid="00425c31"/>
    </style:style>
    <style:style style:name="T21" style:family="text">
      <style:text-properties style:font-name-asian="Source Han Sans CN Regular" style:font-name-complex="Lohit Devanagari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2adae"/>
    </style:style>
    <style:style style:name="T24" style:family="text">
      <style:text-properties style:font-name="Carlito" fo:font-size="11pt" officeooo:rsid="0042adae" style:font-size-asian="11pt" style:font-size-complex="11pt"/>
    </style:style>
    <style:style style:name="T25" style:family="text">
      <style:text-properties style:font-name="Carlito" fo:font-size="11pt" officeooo:rsid="002c2743" style:font-size-asian="11pt" style:font-size-complex="11pt"/>
    </style:style>
    <style:style style:name="T26" style:family="text">
      <style:text-properties officeooo:rsid="0043a23e"/>
    </style:style>
    <style:style style:name="T27" style:family="text">
      <style:text-properties fo:font-size="11pt" officeooo:rsid="0016a4ce" style:font-name-asian="Source Han Sans CN Regular" style:font-size-asian="11pt" style:font-name-complex="Lohit Devanagari" style:font-size-complex="11pt"/>
    </style:style>
    <style:style style:name="T28" style:family="text">
      <style:text-properties officeooo:rsid="0016a4ce" style:font-name-asian="Source Han Sans CN Regular" style:font-name-complex="Lohit Devanagari"/>
    </style:style>
    <style:style style:name="T29" style:family="text">
      <style:text-properties officeooo:rsid="00377f04" style:font-name-asian="Source Han Sans CN Regular" style:font-name-complex="Lohit Devanagari"/>
    </style:style>
    <style:style style:name="T30" style:family="text">
      <style:text-properties fo:font-weight="normal" officeooo:rsid="0016a4ce" style:font-name-asian="Source Han Sans CN Regular" style:font-weight-asian="normal" style:font-name-complex="Lohit Devanagari" style:font-weight-complex="normal"/>
    </style:style>
    <style:style style:name="T31" style:family="text">
      <style:text-properties style:font-name="Carlito" fo:font-size="11pt" officeooo:rsid="002c2743" style:font-name-asian="Source Han Sans CN Regular" style:font-size-asian="11pt" style:font-name-complex="Lohit Devanagari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number:date-style style:name="N10049" number:language="fr" number:country="FR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Emphasis"><text:span text:style-name="T2">[</text:span></text:span><text:span text:style-name="Emphasis"><text:span text:style-name="T3">C</text:span></text:span><text:span text:style-name="Emphasis"><text:span text:style-name="T2">ompan</text:span></text:span><text:span text:style-name="Emphasis"><text:span text:style-name="T3">iX]</text:span></text:span><text:span text:style-name="T4">™</text:span><text:span text:style-name="T5"><text:line-break/> <text:s text:c="7"/></text:span><text:span text:style-name="T6">Inspired by life, for lif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 loext:marker-style-name="T1"><text:span text:style-name="Emphasis"><text:span text:style-name="T7">Dossier de Validation Agronomique</text:span></text:span></text:p>
      <text:p text:style-name="P1" loext:marker-style-name="T1"><text:span text:style-name="Emphasis"><text:span text:style-name="T8"/></text:span></text:p>
      <text:p text:style-name="P3" loext:marker-style-name="T1"><text:span text:style-name="Emphasis"><text:span text:style-name="T9">Validation de la structure JSON représentant un cycle cultural complet</text:span></text:span></text:p>
      <text:p text:style-name="P2"><text:span text:style-name="Emphasis"><text:span text:style-name="T10"/></text:span></text:p>
      <text:p text:style-name="P2"><text:span text:style-name="Emphasis"><text:span text:style-name="T10"/></text:span></text:p>
      <text:p text:style-name="P2"><text:span text:style-name="Emphasis"><text:span text:style-name="T10"/></text:span></text:p>
      <text:p text:style-name="P2"><text:span text:style-name="Emphasis"><text:span text:style-name="T11"/></text:span></text:p>
      <text:p text:style-name="P4"><text:bookmark-start text:name="__RefHeading___Toc1875_1307989625"/><text:span text:style-name="Strong_20_Emphasis"><text:span text:style-name="T12">Version<text:tab/>: </text:span></text:span><text:span text:style-name="Strong_20_Emphasis"><text:span text:style-name="T13">1</text:span></text:span><text:span text:style-name="Strong_20_Emphasis"><text:span text:style-name="T14">.</text:span></text:span><text:span text:style-name="Strong_20_Emphasis"><text:span text:style-name="T15"><text:editing-cycles>22</text:editing-cycles></text:span></text:span><text:span text:style-name="Strong_20_Emphasis"><text:span text:style-name="T14"><text:line-break/></text:span></text:span><text:span text:style-name="Strong_20_Emphasis"><text:span text:style-name="T12">Date <text:tab/>: </text:span></text:span><text:span text:style-name="Strong_20_Emphasis"><text:span text:style-name="T16"><text:modification-date style:data-style-name="N10049">2026-03-17</text:modification-date></text:span></text:span><text:span text:style-name="Strong_20_Emphasis"><text:span text:style-name="T16"><text:line-break/></text:span></text:span><text:span text:style-name="Strong_20_Emphasis"><text:span text:style-name="T17">Background IP<text:tab/>: Jan Affolter ITS (CHE‑104.801.264), propriétaire du projet CompaniX.</text:span></text:span><text:bookmark-end text:name="__RefHeading___Toc1875_1307989625"/></text:p>
      <text:p text:style-name="P4"><text:span text:style-name="Strong_20_Emphasis"><text:span text:style-name="T17"/></text:span></text:p>
      <text:p text:style-name="P5"><text:span text:style-name="Strong_20_Emphasis"><text:span text:style-name="T18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6"><text:a xlink:type="simple" xlink:href="#__RefHeading___Toc17454_668124403" office:name="Objectif du document" text:style-name="Index_20_Link" text:visited-style-name="Index_20_Link"><text:s/>1 Objectif du document<text:tab/>3</text:a></text:p>
          <text:p text:style-name="P6"><text:a xlink:type="simple" xlink:href="#__RefHeading___Toc17456_668124403" office:name="Ce que le CIF est — et n’est pas" text:style-name="Index_20_Link" text:visited-style-name="Index_20_Link"><text:s/>2 Ce que le CIF est — et n’est pas<text:tab/>4</text:a></text:p>
          <text:p text:style-name="P7"><text:a xlink:type="simple" xlink:href="#__RefHeading___Toc17458_668124403" office:name="Ce que le CIF est" text:style-name="Index_20_Link" text:visited-style-name="Index_20_Link"><text:s/>2.1 Ce que le CIF est<text:tab/>4</text:a></text:p>
          <text:p text:style-name="P7"><text:a xlink:type="simple" xlink:href="#__RefHeading___Toc17460_668124403" office:name="Ce que le CIF n’est pas" text:style-name="Index_20_Link" text:visited-style-name="Index_20_Link"><text:s/>2.2 Ce que le CIF n’est pas<text:tab/>4</text:a></text:p>
          <text:p text:style-name="P7"><text:a xlink:type="simple" xlink:href="#__RefHeading___Toc17462_668124403" office:name="Pourquoi cette distinction est essentielle" text:style-name="Index_20_Link" text:visited-style-name="Index_20_Link"><text:s/>2.3 Pourquoi cette distinction est essentielle<text:tab/>4</text:a></text:p>
          <text:p text:style-name="P6"><text:a xlink:type="simple" xlink:href="#__RefHeading___Toc17741_668124403" office:name="3. Structure générale du JSON" text:style-name="Index_20_Link" text:visited-style-name="Index_20_Link"><text:s/>3 3. Structure générale du JSON<text:tab/>5</text:a></text:p>
          <text:p text:style-name="P6"><text:a xlink:type="simple" xlink:href="#__RefHeading___Toc17743_668124403" office:name="4. Stades physiologiques" text:style-name="Index_20_Link" text:visited-style-name="Index_20_Link"><text:s/>4 4. Stades physiologiques<text:tab/>5</text:a></text:p>
          <text:p text:style-name="P6"><text:a xlink:type="simple" xlink:href="#__RefHeading___Toc17745_668124403" office:name="Invariants du sol" text:style-name="Index_20_Link" text:visited-style-name="Index_20_Link"><text:s/>5 Invariants du sol<text:tab/>5</text:a></text:p>
          <text:p text:style-name="P6"><text:a xlink:type="simple" xlink:href="#__RefHeading___Toc17747_668124403" office:name="Invariants climatiques" text:style-name="Index_20_Link" text:visited-style-name="Index_20_Link"><text:s/>6 Invariants climatiques<text:tab/>6</text:a></text:p>
          <text:p text:style-name="P6"><text:a xlink:type="simple" xlink:href="#__RefHeading___Toc17749_668124403" office:name="Invariants de variabilité" text:style-name="Index_20_Link" text:visited-style-name="Index_20_Link"><text:s/>7 Invariants de variabilité<text:tab/>6</text:a></text:p>
          <text:p text:style-name="P6"><text:a xlink:type="simple" xlink:href="#__RefHeading___Toc17751_668124403" office:name="Invariants de stress biotique" text:style-name="Index_20_Link" text:visited-style-name="Index_20_Link"><text:s/>8 Invariants de stress biotique<text:tab/>6</text:a></text:p>
          <text:p text:style-name="P6"><text:a xlink:type="simple" xlink:href="#__RefHeading___Toc17753_668124403" office:name="Invariants de conduite" text:style-name="Index_20_Link" text:visited-style-name="Index_20_Link"><text:s/>9 Invariants de conduite<text:tab/>6</text:a></text:p>
          <text:p text:style-name="P6"><text:a xlink:type="simple" xlink:href="#__RefHeading___Toc17755_668124403" office:name="Complétude" text:style-name="Index_20_Link" text:visited-style-name="Index_20_Link"><text:s/>10 Complétude<text:tab/>7</text:a></text:p>
          <text:p text:style-name="P6"><text:a xlink:type="simple" xlink:href="#__RefHeading___Toc17757_668124403" office:name="Précédent cultural et irrigation" text:style-name="Index_20_Link" text:visited-style-name="Index_20_Link"><text:s/>11 Précédent cultural et irrigation<text:tab/>7</text:a></text:p>
          <text:p text:style-name="P6"><text:a xlink:type="simple" xlink:href="#__RefHeading___Toc17759_668124403" office:name="Liste des acronymes utilisés" text:style-name="Index_20_Link" text:visited-style-name="Index_20_Link"><text:s/>12 Liste des acronymes utilisés<text:tab/>8</text:a></text:p>
          <text:p text:style-name="P6"><text:a xlink:type="simple" xlink:href="#__RefHeading___Toc33026_3760442507" office:name="Fichier JSON CIF - Version française" text:style-name="Index_20_Link" text:visited-style-name="Index_20_Link"><text:s/>13 Fichier JSON CIF - Version française<text:tab/>9</text:a></text:p>
          <text:p text:style-name="P6"><text:a xlink:type="simple" xlink:href="#__RefHeading___Toc32739_3760442507" office:name="JSON CIF File – Version for production" text:style-name="Index_20_Link" text:visited-style-name="Index_20_Link"><text:s/>14 JSON CIF File – Version for production<text:tab/>14</text:a></text:p>
        </text:index-body>
      </text:table-of-content>
      <text:p text:style-name="Text_20_body"><text:span text:style-name="Strong_20_Emphasis"><text:span text:style-name="T18"/></text:span></text:p>
      <text:list text:style-name="Numbering_20_123">
        <text:list-header>
          <text:p text:style-name="P8"><text:span text:style-name="Strong_20_Emphasis"/></text:p>
        </text:list-header>
      </text:list>
      <text:p text:style-name="P9"><text:span text:style-name="Strong_20_Emphasis"><text:span text:style-name="T19"/></text:span></text:p>
      <text:list xml:id="list110041426560801" text:continue-numbering="true" text:style-name="Numbering_20_123">
        <text:list-item>
          <text:h text:style-name="P10" text:outline-level="1"><text:bookmark-start text:name="__RefHeading___Toc17454_668124403"/><text:span text:style-name="Strong_20_Emphasis">Objectif du document</text:span><text:bookmark-end text:name="__RefHeading___Toc17454_668124403"/></text:h>
        </text:list-item>
      </text:list>
      <text:p text:style-name="P11">Ce dossier sollicite une validation agronomique formelle de la structure JSON (CIF – <text:span text:style-name="T20">Cycle Invariant File</text:span>).</text:p>
      <text:p text:style-name="P11"><text:line-break/>L’objectif est de confirmer que ce format est scientifiquement fondé, physiologiquement cohérent et suffisant pour expliquer les différences de rendement entre des parcelles présentant :</text:p>
      <text:list text:style-name="L1">
        <text:list-item>
          <text:p text:style-name="P12">le même type de sol, </text:p>
        </text:list-item>
        <text:list-item>
          <text:p text:style-name="P12">le même climat, </text:p>
        </text:list-item>
        <text:list-item>
          <text:p text:style-name="P12">la même variété cultivée. </text:p>
        </text:list-item>
      </text:list>
      <text:p text:style-name="P13"/>
      <text:p text:style-name="P13">Dans ce contexte homogène, le CIF doit permettre d’identifier les facteurs réellement responsables des écarts de performance : gestion, stress, variabilité, dynamique hydrique, pression biotique.</text:p>
      <text:p text:style-name="P13">Le CIF résume le cycle cultural via des invariants agronomiques reflétant les conditions réellement vécues par la culture.</text:p>
      <text:p text:style-name="P13"/>
      <text:p text:style-name="P13">Ce document s’adresse aux coopératives, ingénieurs agronomes, instituts appliqués et conseillers.</text:p>
      <text:p text:style-name="P13"/>
      <text:list xml:id="list110040932341730" text:continue-list="list110041426560801" text:style-name="Numbering_20_123">
        <text:list-item>
          <text:h text:style-name="P10" text:outline-level="1"><text:bookmark-start text:name="__RefHeading___Toc17456_668124403"/><text:span text:style-name="Strong_20_Emphasis">Ce que le CIF est — et n’est pas</text:span><text:bookmark-end text:name="__RefHeading___Toc17456_668124403"/></text:h>
          <text:list>
            <text:list-item>
              <text:h text:style-name="P14" text:outline-level="2"><text:bookmark-start text:name="__RefHeading___Toc17458_668124403"/><text:span text:style-name="Strong_20_Emphasis">Ce que le CIF est</text:span><text:bookmark-end text:name="__RefHeading___Toc17458_668124403"/></text:h>
            </text:list-item>
          </text:list>
        </text:list-item>
      </text:list>
      <text:p text:style-name="Text_20_body">Le CIF est un <text:span text:style-name="Strong_20_Emphasis">format d’observation standardisé</text:span>, conçu pour rendre les parcelles <text:span text:style-name="Strong_20_Emphasis">comparables</text:span> entre elles dans un contexte homogène (même sol, même météo, même variété).<text:line-break/>Il permet de :</text:p>
      <text:list text:style-name="L2">
        <text:list-item>
          <text:p text:style-name="P15"><text:span text:style-name="Strong_20_Emphasis">mesurer</text:span> les conditions réellement vécues par la culture, </text:p>
        </text:list-item>
        <text:list-item>
          <text:p text:style-name="P15"><text:span text:style-name="Strong_20_Emphasis">décrire</text:span> le cycle cultural à travers des invariants physiologiques, </text:p>
        </text:list-item>
        <text:list-item>
          <text:p text:style-name="P15"><text:span text:style-name="Strong_20_Emphasis">comparer</text:span> objectivement deux parcelles, </text:p>
        </text:list-item>
        <text:list-item>
          <text:p text:style-name="P16"><text:span text:style-name="Strong_20_Emphasis">expliquer</text:span> pourquoi un champ A produit plus ou moins qu’un champ B. </text:p>
        </text:list-item>
      </text:list>
      <text:p text:style-name="Text_20_body">Le CIF capture la réalité <text:span text:style-name="Strong_20_Emphasis">telle qu’elle s’est produite</text:span>, sans interprétation, sans calcul, sans modèle.</text:p>
      <text:p text:style-name="Text_20_body"><text:span text:style-name="Strong_20_Emphasis">→ C’est un instrument de mesure et d’explication.</text:span></text:p>
      <text:list xml:id="list110041065210728" text:continue-list="list110040932341730" text:style-name="Numbering_20_123">
        <text:list-item>
          <text:list>
            <text:list-item>
              <text:h text:style-name="P14" text:outline-level="2"><text:bookmark-start text:name="__RefHeading___Toc17460_668124403"/><text:span text:style-name="Strong_20_Emphasis"><text:span text:style-name="T21">Ce que le CIF n’est pas</text:span></text:span><text:bookmark-end text:name="__RefHeading___Toc17460_668124403"/></text:h>
            </text:list-item>
          </text:list>
        </text:list-item>
      </text:list>
      <text:p text:style-name="Text_20_body">Le CIF n’est <text:span text:style-name="Strong_20_Emphasis">pas</text:span> un modèle agronomique.<text:line-break/><text:span text:style-name="T22">Il ne cherche pas à :</text:span></text:p>
      <text:list text:style-name="L3">
        <text:list-item>
          <text:p text:style-name="P17"><text:span text:style-name="T22">simuler</text:span> la croissance, </text:p>
        </text:list-item>
        <text:list-item>
          <text:p text:style-name="P17"><text:span text:style-name="T22">prédire</text:span> un rendement, </text:p>
        </text:list-item>
        <text:list-item>
          <text:p text:style-name="P17"><text:span text:style-name="T22">reproduire</text:span> la phénologie, </text:p>
        </text:list-item>
        <text:list-item>
          <text:p text:style-name="P17"><text:span text:style-name="T22">estimer</text:span> des flux, bilans ou équations, </text:p>
        </text:list-item>
        <text:list-item>
          <text:p text:style-name="P18"><text:span text:style-name="T22">remplacer</text:span> les modèles existants. </text:p>
        </text:list-item>
      </text:list>
      <text:p text:style-name="Text_20_body">Il ne repose sur aucune équation biophysique ou physiologique.</text:p>
      <text:p text:style-name="Text_20_body"><text:span text:style-name="Strong_20_Emphasis">→ Il n’est ni un modèle, ni un simulateur, ni un outil de prédiction.</text:span></text:p>
      <text:list xml:id="list110041154039932" text:continue-list="list110041065210728" text:style-name="Numbering_20_123">
        <text:list-item>
          <text:list>
            <text:list-item>
              <text:h text:style-name="P14" text:outline-level="2"><text:bookmark-start text:name="__RefHeading___Toc17462_668124403"/><text:span text:style-name="Strong_20_Emphasis"><text:span text:style-name="T21">Pourquoi cette distinction est essentielle</text:span></text:span><text:bookmark-end text:name="__RefHeading___Toc17462_668124403"/></text:h>
            </text:list-item>
          </text:list>
        </text:list-item>
      </text:list>
      <text:p text:style-name="Text_20_body">Les modèles agronomiques tentent de <text:span text:style-name="Strong_20_Emphasis">représenter</text:span> la réalité.<text:line-break/>Le CIF, lui, se contente de la <text:span text:style-name="Strong_20_Emphasis">mesurer</text:span>.</text:p>
      <text:p text:style-name="Text_20_body">Les modèles sont utiles pour la recherche et la prospective.<text:line-break/>Le CIF est utile pour <text:span text:style-name="Strong_20_Emphasis">comprendre les performances réelles</text:span>, sur le terrain, dans des conditions concrètes.</text:p>
      <text:list text:style-name="L4">
        <text:list-item>
          <text:p text:style-name="P19">Le CIF explique les écarts.</text:p>
        </text:list-item>
        <text:list-item>
          <text:p text:style-name="P20">Il ne prédit pas les rendements.</text:p>
        </text:list-item>
      </text:list>
      <text:p text:style-name="Text_20_body"/>
      <text:p text:style-name="Text_20_body">Cette clarification évite toute confusion conceptuelle et protège la souveraineté méthodologique de CompaniX.</text:p>
      <text:list xml:id="list110041151683651" text:continue-list="list110041154039932" text:style-name="Numbering_20_123">
        <text:list-item>
          <text:h text:style-name="P21" text:outline-level="1"><text:bookmark-start text:name="__RefHeading___Toc17741_668124403"/><text:soft-page-break/><text:span text:style-name="Strong_20_Emphasis">3. Structure générale du JSON</text:span><text:bookmark-end text:name="__RefHeading___Toc17741_668124403"/></text:h>
        </text:list-item>
      </text:list>
      <text:p text:style-name="Text_20_body">Le JSON décrit un cycle cultural à travers :</text:p>
      <text:list text:style-name="L5">
        <text:list-item>
          <text:p text:style-name="P22">5 stades physiologiques (implantation → végétatif → floraison → remplissage → maturation) </text:p>
        </text:list-item>
        <text:list-item>
          <text:p text:style-name="P22">des invariants pour le sol, le climat, la variabilité, les stress biotiques et la conduite </text:p>
        </text:list-item>
        <text:list-item>
          <text:p text:style-name="P22">des indices normalisés (0–1), min/max, amplitudes, CV </text:p>
        </text:list-item>
        <text:list-item>
          <text:p text:style-name="P22">une taille compacte de 7–8 kB </text:p>
        </text:list-item>
      </text:list>
      <text:p text:style-name="Text_20_body"/>
      <text:p text:style-name="P23">Structure volontairement simple, physiologique, comparable entre parcelles et campagnes.</text:p>
      <text:p text:style-name="Text_20_body"/>
      <text:list xml:id="list110042202393818" text:continue-list="list110041151683651" text:style-name="Numbering_20_123">
        <text:list-item>
          <text:h text:style-name="P24" text:outline-level="1"><text:bookmark-start text:name="__RefHeading___Toc17743_668124403"/><text:span text:style-name="Strong_20_Emphasis">4. Stades physiologiques</text:span><text:bookmark-end text:name="__RefHeading___Toc17743_668124403"/></text:h>
        </text:list-item>
      </text:list>
      <text:p text:style-name="Text_20_body">Les stades utilisés sont standards et pertinents :</text:p>
      <text:list text:style-name="L6">
        <text:list-item>
          <text:p text:style-name="P25"><text:span text:style-name="Strong_20_Emphasis">Implantation</text:span> — mise en place du système racinaire </text:p>
        </text:list-item>
        <text:list-item>
          <text:p text:style-name="P25"><text:span text:style-name="Strong_20_Emphasis">Végétatif</text:span> — accumulation de biomasse </text:p>
        </text:list-item>
        <text:list-item>
          <text:p text:style-name="P25"><text:span text:style-name="Strong_20_Emphasis">Floraison</text:span> — initiation reproductive </text:p>
        </text:list-item>
        <text:list-item>
          <text:p text:style-name="P25"><text:span text:style-name="Strong_20_Emphasis">Remplissage</text:span> — dépôt des réserves </text:p>
        </text:list-item>
        <text:list-item>
          <text:p text:style-name="P25"><text:span text:style-name="Strong_20_Emphasis">Maturation</text:span> — sénescence </text:p>
        </text:list-item>
      </text:list>
      <text:p text:style-name="Text_20_body"/>
      <text:p text:style-name="Text_20_body">→ Cohérents avec la physiologie et adaptés à l’agrégation des signaux.</text:p>
      <text:p text:style-name="Text_20_body"/>
      <text:list text:continue-list="list110042202393818" text:style-name="Numbering_20_123">
        <text:list-item>
          <text:h text:style-name="P24" text:outline-level="1"><text:bookmark-start text:name="__RefHeading___Toc17745_668124403"/><text:span text:style-name="Strong_20_Emphasis"><text:span text:style-name="T21">Invariants du sol</text:span></text:span><text:bookmark-end text:name="__RefHeading___Toc17745_668124403"/></text:h>
        </text:list-item>
      </text:list>
      <text:p text:style-name="Text_20_body">Inclut : humidité min/amplitude, température min/amplitude, variabilité EC, compaction, microtopographie.<text:line-break/>Déterminants de : enracinement, disponibilité en eau, nutrition, résilience, hétérogénéité.</text:p>
      <text:p text:style-name="P26"/>
      <text:p text:style-name="P26">→ Ensemble complet pour expliquer les effets pédologiques sur le rendement.</text:p>
      <text:p text:style-name="Text_20_body"/>
      <text:list text:continue-numbering="true" text:style-name="Numbering_20_123">
        <text:list-item>
          <text:h text:style-name="P27" text:outline-level="1"><text:bookmark-start text:name="__RefHeading___Toc17747_668124403"/><text:span text:style-name="Strong_20_Emphasis"><text:span text:style-name="T21">Invariants climatiques</text:span></text:span><text:bookmark-end text:name="__RefHeading___Toc17747_668124403"/></text:h>
        </text:list-item>
      </text:list>
      <text:p text:style-name="Text_20_body">Inclut : températures min/max, humidité, VPD, jours de chaleur, jours de gel.<text:line-break/>Impacte : phénologie, stress, maladies, biomasse, remplissage.</text:p>
      <text:p text:style-name="P26"/>
      <text:p text:style-name="P26">→ Variables climatiques essentielles, sans redondance.</text:p>
      <text:p text:style-name="P26"/>
      <text:list text:continue-numbering="true" text:style-name="Numbering_20_123">
        <text:list-item>
          <text:h text:style-name="P24" text:outline-level="1"><text:bookmark-start text:name="__RefHeading___Toc17749_668124403"/><text:span text:style-name="Strong_20_Emphasis"><text:span text:style-name="T21">Invariants de variabilité</text:span></text:span><text:bookmark-end text:name="__RefHeading___Toc17749_668124403"/></text:h>
        </text:list-item>
      </text:list>
      <text:p text:style-name="Text_20_body">Inclut : CV humidité, CV température, CV EC, indices d’uniformité.<text:line-break/>Influence : levée, tallage, propagation des maladies, homogénéité de maturité, récoltabilité.</text:p>
      <text:p text:style-name="P26"/>
      <text:p text:style-name="P26">→ Représentation correcte de la variabilité spatiale.</text:p>
      <text:p text:style-name="Text_20_body"/>
      <text:list text:continue-numbering="true" text:style-name="Numbering_20_123">
        <text:list-item>
          <text:h text:style-name="P24" text:outline-level="1"><text:bookmark-start text:name="__RefHeading___Toc17751_668124403"/><text:span text:style-name="Strong_20_Emphasis"><text:span text:style-name="T21">Invariants de stress biotique</text:span></text:span><text:bookmark-end text:name="__RefHeading___Toc17751_668124403"/></text:h>
        </text:list-item>
      </text:list>
      <text:p text:style-name="Text_20_body">Inclut : pression maladies, dégâts maladies, verse, pression adventices.</text:p>
      <text:p text:style-name="P26"/>
      <text:p text:style-name="P26">→ Principaux facteurs biotiques de réduction du rendement.</text:p>
      <text:p text:style-name="Text_20_body"/>
      <text:list text:continue-numbering="true" text:style-name="Numbering_20_123">
        <text:list-item>
          <text:h text:style-name="P24" text:outline-level="1"><text:bookmark-start text:name="__RefHeading___Toc17753_668124403"/><text:span text:style-name="Strong_20_Emphasis"><text:span text:style-name="T21">Invariants de conduite</text:span></text:span><text:bookmark-end text:name="__RefHeading___Toc17753_668124403"/></text:h>
        </text:list-item>
      </text:list>
      <text:p text:style-name="Text_20_body">Inclut : dose d’azote, timing N, intensité herbicide, timing protection, uniformité de levée.</text:p>
      <text:p text:style-name="Text_20_body"/>
      <text:p text:style-name="P26">→ Variables de conduite les plus déterminantes pour les écarts de rendement.</text:p>
      <text:p text:style-name="Text_20_body"/>
      <text:list xml:id="list110042239957381" text:continue-numbering="true" text:style-name="Numbering_20_123">
        <text:list-item>
          <text:h text:style-name="P10" text:outline-level="1"><text:bookmark-start text:name="__RefHeading___Toc17755_668124403"/><text:span text:style-name="Strong_20_Emphasis">Complétude</text:span><text:bookmark-end text:name="__RefHeading___Toc17755_668124403"/></text:h>
        </text:list-item>
      </text:list>
      <text:p text:style-name="Text_20_body">Les cinq familles de déterminants du rendement sont couvertes :</text:p>
      <text:list text:style-name="L7">
        <text:list-item>
          <text:p text:style-name="P28">Sol </text:p>
        </text:list-item>
        <text:list-item>
          <text:p text:style-name="P28">Climat </text:p>
        </text:list-item>
        <text:list-item>
          <text:p text:style-name="P28">Variabilité </text:p>
        </text:list-item>
        <text:list-item>
          <text:p text:style-name="P28">Stress biotiques </text:p>
        </text:list-item>
        <text:list-item>
          <text:p text:style-name="P28">Conduite </text:p>
        </text:list-item>
      </text:list>
      <text:p text:style-name="Text_20_body"/>
      <text:p text:style-name="Text_20_body">→ Aucun déterminant critique manquant.<text:line-break/>→ Structure adaptée à l’analyse du cycle complet.</text:p>
      <text:p text:style-name="Text_20_body"/>
      <text:list xml:id="list110042340985286" text:continue-list="list110042239957381" text:style-name="Numbering_20_123">
        <text:list-item>
          <text:h text:style-name="P24" text:outline-level="1"><text:bookmark-start text:name="__RefHeading___Toc17757_668124403"/><text:span text:style-name="Strong_20_Emphasis"><text:span text:style-name="T21">Précédent cultural et irrigation</text:span></text:span><text:bookmark-end text:name="__RefHeading___Toc17757_668124403"/></text:h>
        </text:list-item>
      </text:list>
      <text:p text:style-name="Text_20_body"><text:span text:style-name="Strong_20_Emphasis">Précédent cultural</text:span></text:p>
      <text:p text:style-name="Text_20_body">Représenté par le CIF N‑1, qui capture : dynamique hydrique, compaction, fertilité résiduelle, maladies, adventices, variabilité, stress par stade, qualité d’implantation.<text:line-break/></text:p>
      <text:p text:style-name="Text_20_body">→ Plus précis qu’un simple champ « previous_crop ».</text:p>
      <text:p text:style-name="Text_20_body"><text:span text:style-name="Strong_20_Emphasis"><text:line-break/>Irrigation</text:span></text:p>
      <text:p text:style-name="Text_20_body">Pas de champ « irrigué : oui/non ».<text:line-break/>Les conditions hydriques réelles sont mesurées directement : humidité min/amplitude, VPD, température du sol, mouillure, stress hydrique par stade.</text:p>
      <text:p text:style-name="Text_20_body"/>
      <text:p text:style-name="Text_20_body">→ Le type d’infrastructure est inutile ; seule la réponse physiologique compte.</text:p>
      <text:p text:style-name="Text_20_body"/>
      <text:h text:style-name="Heading_20_1" text:outline-level="1"/>
      <text:p text:style-name="Text_20_body"/>
      <text:p text:style-name="Text_20_body"/>
      <text:p text:style-name="Text_20_body"/>
      <text:list text:continue-numbering="true" text:style-name="Numbering_20_123">
        <text:list-item>
          <text:h text:style-name="P24" text:outline-level="1"><text:bookmark-start text:name="__RefHeading___Toc17759_668124403"/><text:soft-page-break/><text:span text:style-name="Strong_20_Emphasis"><text:span text:style-name="T21">Liste des acronymes utilisés</text:span></text:span><text:bookmark-end text:name="__RefHeading___Toc17759_668124403"/></text:h>
        </text:list-item>
      </text:list>
      <text:p text:style-name="Text_20_body"><text:span text:style-name="Strong_20_Emphasis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ext_20_body">Acronyme</text:p>
            </table:table-cell>
            <table:table-cell table:style-name="Table1.A1" office:value-type="string">
              <text:p text:style-name="Text_20_body">Signification</text:p>
            </table:table-cell>
            <table:table-cell table:style-name="Table1.C1" office:value-type="string">
              <text:p text:style-name="Text_20_body">Description</text:p>
            </table:table-cell>
          </table:table-row>
        </table:table-header-rows>
        <table:table-row>
          <table:table-cell table:style-name="Table1.A2" office:value-type="string">
            <text:p text:style-name="Text_20_body"><text:span text:style-name="Strong_20_Emphasis">CIF</text:span></text:p>
          </table:table-cell>
          <table:table-cell table:style-name="Table1.A2" office:value-type="string">
            <text:p text:style-name="Text_20_body">Cycle Invariant File</text:p>
          </table:table-cell>
          <table:table-cell table:style-name="Table1.C2" office:value-type="string">
            <text:p text:style-name="Text_20_body">Fichier JSON CompaniX représentant un cycle cultural via des invariants agronomiques.</text:p>
          </table:table-cell>
        </table:table-row>
        <table:table-row>
          <table:table-cell table:style-name="Table1.A2" office:value-type="string">
            <text:p text:style-name="Text_20_body"><text:span text:style-name="Strong_20_Emphasis">CV</text:span></text:p>
          </table:table-cell>
          <table:table-cell table:style-name="Table1.A2" office:value-type="string">
            <text:p text:style-name="Text_20_body">Coefficient of Variation</text:p>
          </table:table-cell>
          <table:table-cell table:style-name="Table1.C2" office:value-type="string">
            <text:p text:style-name="Text_20_body">Mesure de la variabilité spatiale (écarts relatifs dans l’humidité, la température, l’EC…).</text:p>
          </table:table-cell>
        </table:table-row>
        <table:table-row>
          <table:table-cell table:style-name="Table1.A2" office:value-type="string">
            <text:p text:style-name="Text_20_body"><text:span text:style-name="Strong_20_Emphasis">EC</text:span></text:p>
          </table:table-cell>
          <table:table-cell table:style-name="Table1.A2" office:value-type="string">
            <text:p text:style-name="Text_20_body">Electrical Conductivity</text:p>
          </table:table-cell>
          <table:table-cell table:style-name="Table1.C2" office:value-type="string">
            <text:p text:style-name="Text_20_body">Indicateur de salinité, structure, texture et variabilité du sol.</text:p>
          </table:table-cell>
        </table:table-row>
        <table:table-row>
          <table:table-cell table:style-name="Table1.A2" office:value-type="string">
            <text:p text:style-name="Text_20_body"><text:span text:style-name="Strong_20_Emphasis">VPD</text:span></text:p>
          </table:table-cell>
          <table:table-cell table:style-name="Table1.A2" office:value-type="string">
            <text:p text:style-name="Text_20_body">Vapor Pressure Deficit</text:p>
          </table:table-cell>
          <table:table-cell table:style-name="Table1.C2" office:value-type="string">
            <text:p text:style-name="Text_20_body">Indicateur clé du stress hydrique et de la transpiration.</text:p>
          </table:table-cell>
        </table:table-row>
        <table:table-row>
          <table:table-cell table:style-name="Table1.A2" office:value-type="string">
            <text:p text:style-name="Text_20_body"><text:span text:style-name="Strong_20_Emphasis">N‑1</text:span></text:p>
          </table:table-cell>
          <table:table-cell table:style-name="Table1.A2" office:value-type="string">
            <text:p text:style-name="Text_20_body">Cycle cultural précédent</text:p>
          </table:table-cell>
          <table:table-cell table:style-name="Table1.C2" office:value-type="string">
            <text:p text:style-name="Text_20_body">Représenté par le CIF de la campagne précédente, capturant l’héritage agronomique.</text:p>
          </table:table-cell>
        </table:table-row>
      </table:table>
      <text:p text:style-name="Text_20_body"/>
      <text:p text:style-name="Text_20_body"/>
      <text:p text:style-name="Text_20_body"><text:span text:style-name="Strong_20_Emphasis"><text:span text:style-name="T19"/></text:span></text:p>
      <text:p text:style-name="Text_20_body"/>
      <text:p text:style-name="Text_20_body"><text:bookmark-start text:name="__RefHeading___Toc33024_3760442507"/><text:span text:style-name="Strong_20_Emphasis"><text:line-break/></text:span><text:bookmark-end text:name="__RefHeading___Toc33024_3760442507"/></text:p>
      <text:list text:continue-numbering="true" text:style-name="Numbering_20_123">
        <text:list-item>
          <text:h text:style-name="P10" text:outline-level="1"><text:bookmark-start text:name="__RefHeading___Toc33026_3760442507"/><text:span text:style-name="Strong_20_Emphasis"><text:span text:style-name="T23">Fichier JSON </text:span></text:span><text:span text:style-name="Strong_20_Emphasis">CIF - Version française</text:span><text:bookmark-end text:name="__RefHeading___Toc33026_3760442507"/></text:h>
        </text:list-item>
      </text:list>
      <text:p text:style-name="P29"><text:span text:style-name="Strong_20_Emphasis"><text:span text:style-name="T11"/></text:span></text:p>
      <text:p text:style-name="P29"><text:span text:style-name="Strong_20_Emphasis"><text:span text:style-name="T11">Important :</text:span></text:span><text:span text:style-name="T11"> <text:line-break/>Les fichiers JSON officiels de sont toujours rédigés en </text:span><text:span text:style-name="Strong_20_Emphasis"><text:span text:style-name="T11">anglais</text:span></text:span><text:span text:style-name="T11">, conformément au protocole CIP (CompaniX Invariant Protocol).<text:line-break/>L</text:span><text:span text:style-name="T24">a version</text:span><text:span text:style-name="T11"> </text:span><text:span text:style-name="Strong_20_Emphasis"><text:span text:style-name="T11">française ci‑dessous </text:span></text:span><text:span text:style-name="Strong_20_Emphasis"><text:span text:style-name="T24">est</text:span></text:span><text:span text:style-name="Strong_20_Emphasis"><text:span text:style-name="T11"> entièrement traduite uniquement pour aider les experts agronomiques à valider la structure, la signification et la logique agronomique du fichier JSON.</text:span></text:span></text:p>
      <text:p text:style-name="P29"><text:span text:style-name="Strong_20_Emphasis"><text:span text:style-name="T25">Ces versions traduites ne sont pas utilisées en production et ne doivent pas remplacer le format JSON officiel en anglais conforme au CIP.</text:span></text:span></text:p>
      <text:p text:style-name="P30"><text:span text:style-name="Strong_20_Emphasis"><text:span text:style-name="T25"/></text:span></text:p>
      <text:p text:style-name="Preformatted_20_Text"><text:span text:style-name="Source_20_Text">{</text:span></text:p>
      <text:p text:style-name="Preformatted_20_Text"><text:span text:style-name="Source_20_Text"><text:s text:c="2"/>"id_cycle": "P-12-ble-2025",</text:span></text:p>
      <text:p text:style-name="Preformatted_20_Text"><text:span text:style-name="Source_20_Text"><text:s text:c="2"/>"identifiant_parcelle": "P-12",</text:span></text:p>
      <text:p text:style-name="Preformatted_20_Text"><text:span text:style-name="Source_20_Text"><text:s text:c="2"/>"culture": "blé",</text:span></text:p>
      <text:p text:style-name="Preformatted_20_Text"><text:span text:style-name="Source_20_Text"><text:s text:c="2"/>"variete": "Apache",</text:span></text:p>
      <text:p text:style-name="Preformatted_20_Text"><text:span text:style-name="Source_20_Text"><text:s text:c="2"/>"annee": 2025,</text:span></text:p>
      <text:p text:style-name="Preformatted_20_Text"/>
      <text:p text:style-name="Preformatted_20_Text"><text:span text:style-name="Source_20_Text"><text:s text:c="2"/>"caracteristiques_varietales": {</text:span></text:p>
      <text:p text:style-name="Preformatted_20_Text"><text:span text:style-name="Source_20_Text"><text:s text:c="4"/>"indice_precocite": 0.6,</text:span></text:p>
      <text:p text:style-name="Preformatted_20_Text"><text:span text:style-name="Source_20_Text"><text:s text:c="4"/>"indice_tolerance_secheresse": 0.7,</text:span></text:p>
      <text:p text:style-name="Preformatted_20_Text"><text:span text:style-name="Source_20_Text"><text:s text:c="4"/>"indice_resistance_maladies": 0.8,</text:span></text:p>
      <text:p text:style-name="Preformatted_20_Text"><text:span text:style-name="Source_20_Text"><text:s text:c="4"/>"indice_resistance_verse": 0.9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"date_semi": "2025-03-18",</text:span></text:p>
      <text:p text:style-name="Preformatted_20_Text"><text:span text:style-name="Source_20_Text"><text:s text:c="2"/>"date_recolte": "2025-08-12",</text:span></text:p>
      <text:p text:style-name="Preformatted_20_Text"/>
      <text:p text:style-name="Preformatted_20_Text"><text:span text:style-name="Source_20_Text"><text:s text:c="2"/>"stade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om": "implantation",</text:span></text:p>
      <text:p text:style-name="Preformatted_20_Text"><text:span text:style-name="Source_20_Text"><text:s text:c="6"/>"date_debut": "2025-03-18",</text:span></text:p>
      <text:p text:style-name="Preformatted_20_Text"><text:span text:style-name="Source_20_Text"><text:s text:c="6"/>"date_fin": "2025-04-02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pan text:style-name="Source_20_Text"><text:s text:c="8"/>"humidite_min": 18.4,</text:span></text:p>
      <text:p text:style-name="Preformatted_20_Text"><text:span text:style-name="Source_20_Text"><text:s text:c="8"/>"humidite_amplitude": 11.2,</text:span></text:p>
      <text:p text:style-name="Preformatted_20_Text"><text:span text:style-name="Source_20_Text"><text:s text:c="8"/>"temperature_sol_min": 8.1,</text:span></text:p>
      <text:p text:style-name="Preformatted_20_Text"><text:span text:style-name="Source_20_Text"><text:s text:c="8"/>"temperature_sol_amplitude": 4.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3.2,</text:span></text:p>
      <text:p text:style-name="Preformatted_20_Text"><text:span text:style-name="Source_20_Text"><text:s text:c="8"/>"temperature_air_amplitude": 12.5,</text:span></text:p>
      <text:p text:style-name="Preformatted_20_Text"><text:span text:style-name="Source_20_Text"><text:s text:c="8"/>"humidite_air_min": 55.0,</text:span></text:p>
      <text:p text:style-name="Preformatted_20_Text"><text:span text:style-name="Source_20_Text"><text:s text:c="8"/>"humidite_air_amplitude": 20.0,</text:span></text:p>
      <text:p text:style-name="Preformatted_20_Text"><text:span text:style-name="Source_20_Text"><text:s text:c="8"/>"jours_canicule": 0,</text:span></text:p>
      <text:p text:style-name="Preformatted_20_Text"><text:span text:style-name="Source_20_Text"><text:s text:c="8"/>"jours_gel": 2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variation_sol": {</text:span></text:p>
      <text:p text:style-name="Preformatted_20_Text"><text:span text:style-name="Source_20_Text"><text:s text:c="8"/>"cv_humidite": 0.18,</text:span></text:p>
      <text:p text:style-name="Preformatted_20_Text"><text:span text:style-name="Source_20_Text"><text:s text:c="8"/>"cv_temperature": 0.12,</text:span></text:p>
      <text:p text:style-name="Preformatted_20_Text"><text:span text:style-name="Source_20_Text"><text:s text:c="8"/>"cv_ce": 0.17,</text:span></text:p>
      <text:p text:style-name="Preformatted_20_Text"><text:span text:style-name="Source_20_Text"><text:s text:c="8"/>"indice_compaction": 0.22,</text:span></text:p>
      <text:p text:style-name="Preformatted_20_Text"><text:span text:style-name="Source_20_Text"><text:s text:c="8"/>"indice_variabilite_texture": 0.15,</text:span></text:p>
      <text:p text:style-name="Preformatted_20_Text"><text:span text:style-name="Source_20_Text"><text:s text:c="8"/>"indice_microtopographie": 0.11</text:span></text:p>
      <text:p text:style-name="Preformatted_20_Text"><text:soft-page-break/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4,</text:span></text:p>
      <text:p text:style-name="Preformatted_20_Text"><text:span text:style-name="Source_20_Text"><text:s text:c="8"/>"vpd_amplitude": 1.2,</text:span></text:p>
      <text:p text:style-name="Preformatted_20_Text"><text:span text:style-name="Source_20_Text"><text:s text:c="8"/>"evenements_mouillure_canopée": 4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0,</text:span></text:p>
      <text:p text:style-name="Preformatted_20_Text"><text:span text:style-name="Source_20_Text"><text:s text:c="8"/>"indice_timing_azote": 0.0,</text:span></text:p>
      <text:p text:style-name="Preformatted_20_Text"><text:span text:style-name="Source_20_Text"><text:s text:c="8"/>"indice_intensite_herbicide": 0.1,</text:span></text:p>
      <text:p text:style-name="Preformatted_20_Text"><text:span text:style-name="Source_20_Text"><text:s text:c="8"/>"score_timing_protection": 0.6,</text:span></text:p>
      <text:p text:style-name="Preformatted_20_Text"><text:span text:style-name="Source_20_Text"><text:s text:c="8"/>"indice_uniformite_levee": 0.85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1,</text:span></text:p>
      <text:p text:style-name="Preformatted_20_Text"><text:span text:style-name="Source_20_Text"><text:s text:c="8"/>"indice_degats_maladies": 0.0,</text:span></text:p>
      <text:p text:style-name="Preformatted_20_Text"><text:span text:style-name="Source_20_Text"><text:s text:c="8"/>"indice_verse": 0.0,</text:span></text:p>
      <text:p text:style-name="Preformatted_20_Text"><text:span text:style-name="Source_20_Text"><text:s text:c="8"/>"indice_pression_adventices": 0.3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{</text:span></text:p>
      <text:p text:style-name="Preformatted_20_Text"><text:span text:style-name="Source_20_Text"><text:s text:c="6"/>"nom": "végétatif",</text:span></text:p>
      <text:p text:style-name="Preformatted_20_Text"><text:span text:style-name="Source_20_Text"><text:s text:c="6"/>"date_debut": "2025-04-03",</text:span></text:p>
      <text:p text:style-name="Preformatted_20_Text"><text:span text:style-name="Source_20_Text"><text:s text:c="6"/>"date_fin": "2025-05-14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pan text:style-name="Source_20_Text"><text:s text:c="8"/>"humidite_min": 16.1,</text:span></text:p>
      <text:p text:style-name="Preformatted_20_Text"><text:span text:style-name="Source_20_Text"><text:s text:c="8"/>"humidite_amplitude": 13.4,</text:span></text:p>
      <text:p text:style-name="Preformatted_20_Text"><text:span text:style-name="Source_20_Text"><text:s text:c="8"/>"temperature_sol_min": 10.2,</text:span></text:p>
      <text:p text:style-name="Preformatted_20_Text"><text:span text:style-name="Source_20_Text"><text:s text:c="8"/>"temperature_sol_amplitude": 5.1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6.4,</text:span></text:p>
      <text:p text:style-name="Preformatted_20_Text"><text:span text:style-name="Source_20_Text"><text:s text:c="8"/>"temperature_air_amplitude": 18.2,</text:span></text:p>
      <text:p text:style-name="Preformatted_20_Text"><text:span text:style-name="Source_20_Text"><text:s text:c="8"/>"humidite_air_min": 48.0,</text:span></text:p>
      <text:p text:style-name="Preformatted_20_Text"><text:span text:style-name="Source_20_Text"><text:s text:c="8"/>"humidite_air_amplitude": 22.0,</text:span></text:p>
      <text:p text:style-name="Preformatted_20_Text"><text:span text:style-name="Source_20_Text"><text:s text:c="8"/>"jours_canicule": 1,</text:span></text:p>
      <text:p text:style-name="Preformatted_20_Text"><text:span text:style-name="Source_20_Text"><text:s text:c="8"/>"jours_gel": 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variation_sol": {</text:span></text:p>
      <text:p text:style-name="Preformatted_20_Text"><text:span text:style-name="Source_20_Text"><text:s text:c="8"/>"cv_humidite": 0.20,</text:span></text:p>
      <text:p text:style-name="Preformatted_20_Text"><text:span text:style-name="Source_20_Text"><text:s text:c="8"/>"cv_temperature": 0.14,</text:span></text:p>
      <text:p text:style-name="Preformatted_20_Text"><text:span text:style-name="Source_20_Text"><text:s text:c="8"/>"cv_ce": 0.18,</text:span></text:p>
      <text:p text:style-name="Preformatted_20_Text"><text:span text:style-name="Source_20_Text"><text:s text:c="8"/>"indice_compaction": 0.24,</text:span></text:p>
      <text:p text:style-name="Preformatted_20_Text"><text:span text:style-name="Source_20_Text"><text:s text:c="8"/>"indice_variabilite_texture": 0.16,</text:span></text:p>
      <text:p text:style-name="Preformatted_20_Text"><text:span text:style-name="Source_20_Text"><text:s text:c="8"/>"indice_microtopographie": 0.12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5,</text:span></text:p>
      <text:p text:style-name="Preformatted_20_Text"><text:span text:style-name="Source_20_Text"><text:s text:c="8"/>"vpd_amplitude": 1.4,</text:span></text:p>
      <text:p text:style-name="Preformatted_20_Text"><text:span text:style-name="Source_20_Text"><text:s text:c="8"/>"evenements_mouillure_canopée": 6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40,</text:span></text:p>
      <text:p text:style-name="Preformatted_20_Text"><text:span text:style-name="Source_20_Text"><text:s text:c="8"/>"indice_timing_azote": 0.7,</text:span></text:p>
      <text:p text:style-name="Preformatted_20_Text"><text:span text:style-name="Source_20_Text"><text:s text:c="8"/>"indice_intensite_herbicide": 0.2,</text:span></text:p>
      <text:p text:style-name="Preformatted_20_Text"><text:span text:style-name="Source_20_Text"><text:s text:c="8"/>"score_timing_protection": 0.8,</text:span></text:p>
      <text:p text:style-name="Preformatted_20_Text"><text:span text:style-name="Source_20_Text"><text:s text:c="8"/>"indice_uniformite_levee": 0.9</text:span></text:p>
      <text:p text:style-name="Preformatted_20_Text"><text:span text:style-name="Source_20_Text"><text:s text:c="6"/>},</text:span></text:p>
      <text:p text:style-name="Preformatted_20_Text"><text:soft-page-break/></text:p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2,</text:span></text:p>
      <text:p text:style-name="Preformatted_20_Text"><text:span text:style-name="Source_20_Text"><text:s text:c="8"/>"indice_degats_maladies": 0.05,</text:span></text:p>
      <text:p text:style-name="Preformatted_20_Text"><text:span text:style-name="Source_20_Text"><text:s text:c="8"/>"indice_verse": 0.0,</text:span></text:p>
      <text:p text:style-name="Preformatted_20_Text"><text:span text:style-name="Source_20_Text"><text:s text:c="8"/>"indice_pression_adventices": 0.2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{</text:span></text:p>
      <text:p text:style-name="Preformatted_20_Text"><text:span text:style-name="Source_20_Text"><text:s text:c="6"/>"nom": "floraison",</text:span></text:p>
      <text:p text:style-name="Preformatted_20_Text"><text:span text:style-name="Source_20_Text"><text:s text:c="6"/>"date_debut": "2025-05-15",</text:span></text:p>
      <text:p text:style-name="Preformatted_20_Text"><text:span text:style-name="Source_20_Text"><text:s text:c="6"/>"date_fin": "2025-06-02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pan text:style-name="Source_20_Text"><text:s text:c="8"/>"humidite_min": 14.2,</text:span></text:p>
      <text:p text:style-name="Preformatted_20_Text"><text:span text:style-name="Source_20_Text"><text:s text:c="8"/>"humidite_amplitude": 14.3,</text:span></text:p>
      <text:p text:style-name="Preformatted_20_Text"><text:span text:style-name="Source_20_Text"><text:s text:c="8"/>"temperature_sol_min": 12.1,</text:span></text:p>
      <text:p text:style-name="Preformatted_20_Text"><text:span text:style-name="Source_20_Text"><text:s text:c="8"/>"temperature_sol_amplitude": 6.1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8.2,</text:span></text:p>
      <text:p text:style-name="Preformatted_20_Text"><text:span text:style-name="Source_20_Text"><text:s text:c="8"/>"temperature_air_amplitude": 21.2,</text:span></text:p>
      <text:p text:style-name="Preformatted_20_Text"><text:span text:style-name="Source_20_Text"><text:s text:c="8"/>"humidite_air_min": 42.0,</text:span></text:p>
      <text:p text:style-name="Preformatted_20_Text"><text:span text:style-name="Source_20_Text"><text:s text:c="8"/>"humidite_air_amplitude": 18.0,</text:span></text:p>
      <text:p text:style-name="Preformatted_20_Text"><text:span text:style-name="Source_20_Text"><text:s text:c="8"/>"jours_canicule": 4,</text:span></text:p>
      <text:p text:style-name="Preformatted_20_Text"><text:span text:style-name="Source_20_Text"><text:s text:c="8"/>"jours_gel": 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variation_sol": {</text:span></text:p>
      <text:p text:style-name="Preformatted_20_Text"><text:span text:style-name="Source_20_Text"><text:s text:c="8"/>"cv_humidite": 0.23,</text:span></text:p>
      <text:p text:style-name="Preformatted_20_Text"><text:span text:style-name="Source_20_Text"><text:s text:c="8"/>"cv_temperature": 0.15,</text:span></text:p>
      <text:p text:style-name="Preformatted_20_Text"><text:span text:style-name="Source_20_Text"><text:s text:c="8"/>"cv_ce": 0.19,</text:span></text:p>
      <text:p text:style-name="Preformatted_20_Text"><text:span text:style-name="Source_20_Text"><text:s text:c="8"/>"indice_compaction": 0.25,</text:span></text:p>
      <text:p text:style-name="Preformatted_20_Text"><text:span text:style-name="Source_20_Text"><text:s text:c="8"/>"indice_variabilite_texture": 0.17,</text:span></text:p>
      <text:p text:style-name="Preformatted_20_Text"><text:span text:style-name="Source_20_Text"><text:s text:c="8"/>"indice_microtopographie": 0.13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6,</text:span></text:p>
      <text:p text:style-name="Preformatted_20_Text"><text:span text:style-name="Source_20_Text"><text:s text:c="8"/>"vpd_amplitude": 1.6,</text:span></text:p>
      <text:p text:style-name="Preformatted_20_Text"><text:span text:style-name="Source_20_Text"><text:s text:c="8"/>"evenements_mouillure_canopée": 3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20,</text:span></text:p>
      <text:p text:style-name="Preformatted_20_Text"><text:span text:style-name="Source_20_Text"><text:s text:c="8"/>"indice_timing_azote": 0.9,</text:span></text:p>
      <text:p text:style-name="Preformatted_20_Text"><text:span text:style-name="Source_20_Text"><text:s text:c="8"/>"indice_intensite_herbicide": 0.0,</text:span></text:p>
      <text:p text:style-name="Preformatted_20_Text"><text:span text:style-name="Source_20_Text"><text:s text:c="8"/>"score_timing_protection": 0.9,</text:span></text:p>
      <text:p text:style-name="Preformatted_20_Text"><text:span text:style-name="Source_20_Text"><text:s text:c="8"/>"indice_uniformite_levee": 0.9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4,</text:span></text:p>
      <text:p text:style-name="Preformatted_20_Text"><text:span text:style-name="Source_20_Text"><text:s text:c="8"/>"indice_degats_maladies": 0.1,</text:span></text:p>
      <text:p text:style-name="Preformatted_20_Text"><text:span text:style-name="Source_20_Text"><text:s text:c="8"/>"indice_verse": 0.0,</text:span></text:p>
      <text:p text:style-name="Preformatted_20_Text"><text:span text:style-name="Source_20_Text"><text:s text:c="8"/>"indice_pression_adventices": 0.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{</text:span></text:p>
      <text:p text:style-name="Preformatted_20_Text"><text:span text:style-name="Source_20_Text"><text:s text:c="6"/>"nom": "remplissage_du_grain",</text:span></text:p>
      <text:p text:style-name="Preformatted_20_Text"><text:span text:style-name="Source_20_Text"><text:s text:c="6"/>"date_debut": "2025-06-03",</text:span></text:p>
      <text:p text:style-name="Preformatted_20_Text"><text:span text:style-name="Source_20_Text"><text:s text:c="6"/>"date_fin": "2025-07-10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oft-page-break/><text:span text:style-name="Source_20_Text"><text:s text:c="8"/>"humidite_min": 12.5,</text:span></text:p>
      <text:p text:style-name="Preformatted_20_Text"><text:span text:style-name="Source_20_Text"><text:s text:c="8"/>"humidite_amplitude": 10.8,</text:span></text:p>
      <text:p text:style-name="Preformatted_20_Text"><text:span text:style-name="Source_20_Text"><text:s text:c="8"/>"temperature_sol_min": 14.0,</text:span></text:p>
      <text:p text:style-name="Preformatted_20_Text"><text:span text:style-name="Source_20_Text"><text:s text:c="8"/>"temperature_sol_amplitude": 7.2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10.1,</text:span></text:p>
      <text:p text:style-name="Preformatted_20_Text"><text:span text:style-name="Source_20_Text"><text:s text:c="8"/>"temperature_air_amplitude": 24.3,</text:span></text:p>
      <text:p text:style-name="Preformatted_20_Text"><text:span text:style-name="Source_20_Text"><text:s text:c="8"/>"humidite_air_min": 38.0,</text:span></text:p>
      <text:p text:style-name="Preformatted_20_Text"><text:span text:style-name="Source_20_Text"><text:s text:c="8"/>"humidite_air_amplitude": 20.0,</text:span></text:p>
      <text:p text:style-name="Preformatted_20_Text"><text:span text:style-name="Source_20_Text"><text:s text:c="8"/>"jours_canicule": 6,</text:span></text:p>
      <text:p text:style-name="Preformatted_20_Text"><text:span text:style-name="Source_20_Text"><text:s text:c="8"/>"jours_gel": 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variation_sol": {</text:span></text:p>
      <text:p text:style-name="Preformatted_20_Text"><text:span text:style-name="Source_20_Text"><text:s text:c="8"/>"cv_humidite": 0.19,</text:span></text:p>
      <text:p text:style-name="Preformatted_20_Text"><text:span text:style-name="Source_20_Text"><text:s text:c="8"/>"cv_temperature": 0.13,</text:span></text:p>
      <text:p text:style-name="Preformatted_20_Text"><text:span text:style-name="Source_20_Text"><text:s text:c="8"/>"cv_ce": 0.16,</text:span></text:p>
      <text:p text:style-name="Preformatted_20_Text"><text:span text:style-name="Source_20_Text"><text:s text:c="8"/>"indice_compaction": 0.21,</text:span></text:p>
      <text:p text:style-name="Preformatted_20_Text"><text:span text:style-name="Source_20_Text"><text:s text:c="8"/>"indice_variabilite_texture": 0.14,</text:span></text:p>
      <text:p text:style-name="Preformatted_20_Text"><text:span text:style-name="Source_20_Text"><text:s text:c="8"/>"indice_microtopographie": 0.1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7,</text:span></text:p>
      <text:p text:style-name="Preformatted_20_Text"><text:span text:style-name="Source_20_Text"><text:s text:c="8"/>"vpd_amplitude": 1.8,</text:span></text:p>
      <text:p text:style-name="Preformatted_20_Text"><text:span text:style-name="Source_20_Text"><text:s text:c="8"/>"evenements_mouillure_canopée": 2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0,</text:span></text:p>
      <text:p text:style-name="Preformatted_20_Text"><text:span text:style-name="Source_20_Text"><text:s text:c="8"/>"indice_timing_azote": 0.0,</text:span></text:p>
      <text:p text:style-name="Preformatted_20_Text"><text:span text:style-name="Source_20_Text"><text:s text:c="8"/>"indice_intensite_herbicide": 0.0,</text:span></text:p>
      <text:p text:style-name="Preformatted_20_Text"><text:span text:style-name="Source_20_Text"><text:s text:c="8"/>"score_timing_protection": 0.0,</text:span></text:p>
      <text:p text:style-name="Preformatted_20_Text"><text:span text:style-name="Source_20_Text"><text:s text:c="8"/>"indice_uniformite_levee": 0.9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3,</text:span></text:p>
      <text:p text:style-name="Preformatted_20_Text"><text:span text:style-name="Source_20_Text"><text:s text:c="8"/>"indice_degats_maladies": 0.15,</text:span></text:p>
      <text:p text:style-name="Preformatted_20_Text"><text:span text:style-name="Source_20_Text"><text:s text:c="8"/>"indice_verse": 0.1,</text:span></text:p>
      <text:p text:style-name="Preformatted_20_Text"><text:span text:style-name="Source_20_Text"><text:s text:c="8"/>"indice_pression_adventices": 0.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{</text:span></text:p>
      <text:p text:style-name="Preformatted_20_Text"><text:span text:style-name="Source_20_Text"><text:s text:c="6"/>"nom": "maturation",</text:span></text:p>
      <text:p text:style-name="Preformatted_20_Text"><text:span text:style-name="Source_20_Text"><text:s text:c="6"/>"date_debut": "2025-07-11",</text:span></text:p>
      <text:p text:style-name="Preformatted_20_Text"><text:span text:style-name="Source_20_Text"><text:s text:c="6"/>"date_fin": "2025-08-12",</text:span></text:p>
      <text:p text:style-name="Preformatted_20_Text"/>
      <text:p text:style-name="Preformatted_20_Text"><text:span text:style-name="Source_20_Text"><text:s text:c="6"/>"sol_fonctionnel": {</text:span></text:p>
      <text:p text:style-name="Preformatted_20_Text"><text:span text:style-name="Source_20_Text"><text:s text:c="8"/>"humidite_min": 10.4,</text:span></text:p>
      <text:p text:style-name="Preformatted_20_Text"><text:span text:style-name="Source_20_Text"><text:s text:c="8"/>"humidite_amplitude": 9.1,</text:span></text:p>
      <text:p text:style-name="Preformatted_20_Text"><text:span text:style-name="Source_20_Text"><text:s text:c="8"/>"temperature_sol_min": 16.2,</text:span></text:p>
      <text:p text:style-name="Preformatted_20_Text"><text:span text:style-name="Source_20_Text"><text:s text:c="8"/>"temperature_sol_amplitude": 8.0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limat_local": {</text:span></text:p>
      <text:p text:style-name="Preformatted_20_Text"><text:span text:style-name="Source_20_Text"><text:s text:c="8"/>"temperature_air_min": 12.4,</text:span></text:p>
      <text:p text:style-name="Preformatted_20_Text"><text:span text:style-name="Source_20_Text"><text:s text:c="8"/>"temperature_air_amplitude": 26.1,</text:span></text:p>
      <text:p text:style-name="Preformatted_20_Text"><text:span text:style-name="Source_20_Text"><text:s text:c="8"/>"humidite_air_min": 35.0,</text:span></text:p>
      <text:p text:style-name="Preformatted_20_Text"><text:span text:style-name="Source_20_Text"><text:s text:c="8"/>"humidite_air_amplitude": 17.0,</text:span></text:p>
      <text:p text:style-name="Preformatted_20_Text"><text:span text:style-name="Source_20_Text"><text:s text:c="8"/>"jours_canicule": 8,</text:span></text:p>
      <text:p text:style-name="Preformatted_20_Text"><text:span text:style-name="Source_20_Text"><text:s text:c="8"/>"jours_gel": 0</text:span></text:p>
      <text:p text:style-name="Preformatted_20_Text"><text:span text:style-name="Source_20_Text"><text:s text:c="6"/>},</text:span></text:p>
      <text:p text:style-name="Preformatted_20_Text"/>
      <text:p text:style-name="Preformatted_20_Text"><text:soft-page-break/><text:span text:style-name="Source_20_Text"><text:s text:c="6"/>"variation_sol": {</text:span></text:p>
      <text:p text:style-name="Preformatted_20_Text"><text:span text:style-name="Source_20_Text"><text:s text:c="8"/>"cv_humidite": 0.17,</text:span></text:p>
      <text:p text:style-name="Preformatted_20_Text"><text:span text:style-name="Source_20_Text"><text:s text:c="8"/>"cv_temperature": 0.11,</text:span></text:p>
      <text:p text:style-name="Preformatted_20_Text"><text:span text:style-name="Source_20_Text"><text:s text:c="8"/>"cv_ce": 0.15,</text:span></text:p>
      <text:p text:style-name="Preformatted_20_Text"><text:span text:style-name="Source_20_Text"><text:s text:c="8"/>"indice_compaction": 0.20,</text:span></text:p>
      <text:p text:style-name="Preformatted_20_Text"><text:span text:style-name="Source_20_Text"><text:s text:c="8"/>"indice_variabilite_texture": 0.13,</text:span></text:p>
      <text:p text:style-name="Preformatted_20_Text"><text:span text:style-name="Source_20_Text"><text:s text:c="8"/>"indice_microtopographie": 0.09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microclimat_canopée": {</text:span></text:p>
      <text:p text:style-name="Preformatted_20_Text"><text:span text:style-name="Source_20_Text"><text:s text:c="8"/>"vpd_min": 0.8,</text:span></text:p>
      <text:p text:style-name="Preformatted_20_Text"><text:span text:style-name="Source_20_Text"><text:s text:c="8"/>"vpd_amplitude": 2.0,</text:span></text:p>
      <text:p text:style-name="Preformatted_20_Text"><text:span text:style-name="Source_20_Text"><text:s text:c="8"/>"evenements_mouillure_canopée": 1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conduite": {</text:span></text:p>
      <text:p text:style-name="Preformatted_20_Text"><text:span text:style-name="Source_20_Text"><text:s text:c="8"/>"azote_applique_kg_ha": 0,</text:span></text:p>
      <text:p text:style-name="Preformatted_20_Text"><text:span text:style-name="Source_20_Text"><text:s text:c="8"/>"indice_timing_azote": 0.0,</text:span></text:p>
      <text:p text:style-name="Preformatted_20_Text"><text:span text:style-name="Source_20_Text"><text:s text:c="8"/>"indice_intensite_herbicide": 0.0,</text:span></text:p>
      <text:p text:style-name="Preformatted_20_Text"><text:span text:style-name="Source_20_Text"><text:s text:c="8"/>"score_timing_protection": 0.0,</text:span></text:p>
      <text:p text:style-name="Preformatted_20_Text"><text:span text:style-name="Source_20_Text"><text:s text:c="8"/>"indice_uniformite_levee": 0.9</text:span></text:p>
      <text:p text:style-name="Preformatted_20_Text"><text:span text:style-name="Source_20_Text"><text:s text:c="6"/>},</text:span></text:p>
      <text:p text:style-name="Preformatted_20_Text"/>
      <text:p text:style-name="Preformatted_20_Text"><text:span text:style-name="Source_20_Text"><text:s text:c="6"/>"pathologies": {</text:span></text:p>
      <text:p text:style-name="Preformatted_20_Text"><text:span text:style-name="Source_20_Text"><text:s text:c="8"/>"indice_pression_maladies": 0.2,</text:span></text:p>
      <text:p text:style-name="Preformatted_20_Text"><text:span text:style-name="Source_20_Text"><text:s text:c="8"/>"indice_degats_maladies": 0.1,</text:span></text:p>
      <text:p text:style-name="Preformatted_20_Text"><text:span text:style-name="Source_20_Text"><text:s text:c="8"/>"indice_verse": 0.2,</text:span></text:p>
      <text:p text:style-name="Preformatted_20_Text"><text:span text:style-name="Source_20_Text"><text:s text:c="8"/>"indice_pression_adventices": 0.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/>
      <text:p text:style-name="Preformatted_20_Text"><text:span text:style-name="Source_20_Text"><text:s text:c="2"/>"rendement_t_ha": 6.8,</text:span></text:p>
      <text:p text:style-name="Preformatted_20_Text"><text:span text:style-name="Source_20_Text"><text:s text:c="2"/>"contraintes": ["gel_à_l’implantation", "stress_hydrique_à_la_floraison"],</text:span></text:p>
      <text:p text:style-name="Preformatted_20_Text"><text:span text:style-name="Source_20_Text"><text:s text:c="2"/>"classification_sol_fao": "CMx"</text:span></text:p>
      <text:p text:style-name="Preformatted_20_Text"><text:span text:style-name="Source_20_Text">}</text:span></text:p>
      <text:p text:style-name="P29"><text:span text:style-name="Strong_20_Emphasis"><text:span text:style-name="T25"/></text:span></text:p>
      <text:p text:style-name="P31"/>
      <text:list text:continue-numbering="true" text:style-name="Numbering_20_123">
        <text:list-item>
          <text:h text:style-name="P10" text:outline-level="1"><text:bookmark-start text:name="__RefHeading___Toc32739_3760442507"/><text:span text:style-name="Strong_20_Emphasis"><text:span text:style-name="T26">JSON CIF File –</text:span></text:span><text:span text:style-name="Strong_20_Emphasis"> </text:span><text:span text:style-name="Strong_20_Emphasis"><text:span text:style-name="T26">Version for production</text:span></text:span><text:bookmark-end text:name="__RefHeading___Toc32739_3760442507"/></text:h>
        </text:list-item>
      </text:list>
      <text:p text:style-name="Text_20_body"><text:span text:style-name="Strong_20_Emphasis"/></text:p>
      <text:p text:style-name="P32"><text:span text:style-name="T19">The </text:span><text:span text:style-name="Strong_20_Emphasis"><text:span text:style-name="T19">actual JSON file</text:span></text:span><text:span text:style-name="T19"> that conforms to the CIP specification.<text:line-break/>A CIF contains:</text:span></text:p>
      <text:list text:style-name="L8">
        <text:list-item>
          <text:p text:style-name="P33">metadata (crop, variety, year, plot) </text:p>
        </text:list-item>
        <text:list-item>
          <text:p text:style-name="P33">five physiological stages </text:p>
        </text:list-item>
        <text:list-item>
          <text:p text:style-name="P33">soil, climate, variability, pathology, and management invariants </text:p>
        </text:list-item>
        <text:list-item>
          <text:p text:style-name="P33">variety traits </text:p>
        </text:list-item>
        <text:list-item>
          <text:p text:style-name="P33">yield and constraints </text:p>
        </text:list-item>
      </text:list>
      <text:p text:style-name="P34"><text:span text:style-name="Strong_20_Emphasis"><text:span text:style-name="T27"/></text:span></text:p>
      <text:p text:style-name="P34"><text:span text:style-name="Strong_20_Emphasis"><text:span text:style-name="T28">A CIF is typically ~</text:span></text:span><text:span text:style-name="Strong_20_Emphasis"><text:span text:style-name="T29">7-8</text:span></text:span><text:span text:style-name="Strong_20_Emphasis"><text:span text:style-name="T28"> kB, making it sovereign, frugal, and portable.<text:line-break/><text:line-break/></text:span></text:span><text:span text:style-name="Strong_20_Emphasis"><text:span text:style-name="T30">{</text:span></text:span></text:p>
      <text:p text:style-name="P35"><text:s text:c="2"/>"id_cycle": "P-12-wheat-2025",</text:p>
      <text:p text:style-name="P35"><text:s text:c="2"/>"plot_id": "P-12",</text:p>
      <text:p text:style-name="P35"><text:s text:c="2"/>"crop": "wheat",</text:p>
      <text:p text:style-name="P35"><text:s text:c="2"/>"variety": "Apache",</text:p>
      <text:p text:style-name="P35"><text:s text:c="2"/>"year": 2025,</text:p>
      <text:p text:style-name="P35"/>
      <text:p text:style-name="P35"><text:s text:c="2"/>"variety_traits": {</text:p>
      <text:p text:style-name="P35"><text:s text:c="4"/>"earliness_index": 0.6,</text:p>
      <text:p text:style-name="P35"><text:s text:c="4"/>"drought_tolerance_index": 0.7,</text:p>
      <text:p text:style-name="P35"><text:s text:c="4"/>"disease_resistance_index": 0.8,</text:p>
      <text:p text:style-name="P35"><text:s text:c="4"/>"lodging_resistance_index": 0.9</text:p>
      <text:p text:style-name="P35"><text:s text:c="2"/>},</text:p>
      <text:p text:style-name="P35"/>
      <text:p text:style-name="P35"><text:s text:c="2"/>"sowing_date": "2025-03-18",</text:p>
      <text:p text:style-name="P35"><text:s text:c="2"/>"harvest_date": "2025-08-12",</text:p>
      <text:p text:style-name="P35"/>
      <text:p text:style-name="P35"><text:s text:c="2"/>"stages": [</text:p>
      <text:p text:style-name="P35"><text:s text:c="4"/>{</text:p>
      <text:p text:style-name="P35"><text:s text:c="6"/>"name": "establishment",</text:p>
      <text:p text:style-name="P35"><text:s text:c="6"/>"start_date": "2025-03-18",</text:p>
      <text:p text:style-name="P35"><text:s text:c="6"/>"end_date": "2025-04-02",</text:p>
      <text:p text:style-name="P35"/>
      <text:p text:style-name="P35"><text:s text:c="6"/>"functional_soil": {</text:p>
      <text:p text:style-name="P35"><text:s text:c="8"/>"moisture_min": 18.4,</text:p>
      <text:p text:style-name="P35"><text:s text:c="8"/>"moisture_amplitude": 11.2,</text:p>
      <text:p text:style-name="P35"><text:s text:c="8"/>"soil_temperature_min": 8.1,</text:p>
      <text:p text:style-name="P35"><text:s text:c="8"/>"soil_temperature_amplitude": 4.0</text:p>
      <text:p text:style-name="P35"><text:s text:c="6"/>},</text:p>
      <text:p text:style-name="P35"/>
      <text:p text:style-name="P35"><text:s text:c="6"/>"local_climate": {</text:p>
      <text:p text:style-name="P35"><text:s text:c="8"/>"air_temperature_min": 3.2,</text:p>
      <text:p text:style-name="P35"><text:s text:c="8"/>"air_temperature_amplitude": 12.5,</text:p>
      <text:p text:style-name="P35"><text:s text:c="8"/>"air_humidity_min": 55.0,</text:p>
      <text:p text:style-name="P35"><text:s text:c="8"/>"air_humidity_amplitude": 20.0,</text:p>
      <text:p text:style-name="P35"><text:s text:c="8"/>"heat_days": 0,</text:p>
      <text:p text:style-name="P35"><text:s text:c="8"/>"frost_days": 2</text:p>
      <text:p text:style-name="P35"><text:s text:c="6"/>},</text:p>
      <text:p text:style-name="P35"/>
      <text:p text:style-name="P35"><text:s text:c="6"/>"soil_variation": {</text:p>
      <text:p text:style-name="P35"><text:s text:c="8"/>"moisture_cv": 0.18,</text:p>
      <text:p text:style-name="P35"><text:s text:c="8"/>"temperature_cv": 0.12,</text:p>
      <text:p text:style-name="P35"><text:s text:c="8"/>"ec_cv": 0.17,</text:p>
      <text:p text:style-name="P35"><text:s text:c="8"/>"compaction_index": 0.22,</text:p>
      <text:p text:style-name="P35"><text:s text:c="8"/>"texture_variability_index": 0.15,</text:p>
      <text:p text:style-name="P35"><text:soft-page-break/><text:s text:c="8"/>"microtopography_index": 0.11</text:p>
      <text:p text:style-name="P35"><text:s text:c="6"/>},</text:p>
      <text:p text:style-name="P35"/>
      <text:p text:style-name="P35"><text:s text:c="6"/>"canopy_microclimate": {</text:p>
      <text:p text:style-name="P35"><text:s text:c="8"/>"vpd_min": 0.4,</text:p>
      <text:p text:style-name="P35"><text:s text:c="8"/>"vpd_amplitude": 1.2,</text:p>
      <text:p text:style-name="P35"><text:s text:c="8"/>"canopy_wetness_events": 4</text:p>
      <text:p text:style-name="P35"><text:s text:c="6"/>},</text:p>
      <text:p text:style-name="P35"/>
      <text:p text:style-name="P35"><text:s text:c="6"/>"management": {</text:p>
      <text:p text:style-name="P35"><text:s text:c="8"/>"n_applied_kg_ha": 0,</text:p>
      <text:p text:style-name="P35"><text:s text:c="8"/>"n_timing_index": 0.0,</text:p>
      <text:p text:style-name="P35"><text:s text:c="8"/>"herbicide_intensity_index": 0.1,</text:p>
      <text:p text:style-name="P35"><text:s text:c="8"/>"protection_timing_score": 0.6,</text:p>
      <text:p text:style-name="P35"><text:s text:c="8"/>"stand_uniformity_index": 0.85</text:p>
      <text:p text:style-name="P35"><text:s text:c="6"/>},</text:p>
      <text:p text:style-name="P35"/>
      <text:p text:style-name="P35"><text:s text:c="6"/>"pathology": {</text:p>
      <text:p text:style-name="P35"><text:s text:c="8"/>"disease_pressure_index": 0.1,</text:p>
      <text:p text:style-name="P35"><text:s text:c="8"/>"disease_damage_index": 0.0,</text:p>
      <text:p text:style-name="P35"><text:s text:c="8"/>"lodging_index": 0.0,</text:p>
      <text:p text:style-name="P35"><text:s text:c="8"/>"weed_pressure_index": 0.3</text:p>
      <text:p text:style-name="P35"><text:s text:c="6"/>}</text:p>
      <text:p text:style-name="P35"><text:s text:c="4"/>},</text:p>
      <text:p text:style-name="P35"/>
      <text:p text:style-name="P35"><text:s text:c="4"/>{</text:p>
      <text:p text:style-name="P35"><text:s text:c="6"/>"name": "vegetative",</text:p>
      <text:p text:style-name="P35"><text:s text:c="6"/>"start_date": "2025-04-03",</text:p>
      <text:p text:style-name="P35"><text:s text:c="6"/>"end_date": "2025-05-14",</text:p>
      <text:p text:style-name="P35"/>
      <text:p text:style-name="P35"><text:s text:c="6"/>"functional_soil": {</text:p>
      <text:p text:style-name="P35"><text:s text:c="8"/>"moisture_min": 16.1,</text:p>
      <text:p text:style-name="P35"><text:s text:c="8"/>"moisture_amplitude": 13.4,</text:p>
      <text:p text:style-name="P35"><text:s text:c="8"/>"soil_temperature_min": 10.2,</text:p>
      <text:p text:style-name="P35"><text:s text:c="8"/>"soil_temperature_amplitude": 5.1</text:p>
      <text:p text:style-name="P35"><text:s text:c="6"/>},</text:p>
      <text:p text:style-name="P35"/>
      <text:p text:style-name="P35"><text:s text:c="6"/>"local_climate": {</text:p>
      <text:p text:style-name="P35"><text:s text:c="8"/>"air_temperature_min": 6.4,</text:p>
      <text:p text:style-name="P35"><text:s text:c="8"/>"air_temperature_amplitude": 18.2,</text:p>
      <text:p text:style-name="P35"><text:s text:c="8"/>"air_humidity_min": 48.0,</text:p>
      <text:p text:style-name="P35"><text:s text:c="8"/>"air_humidity_amplitude": 22.0,</text:p>
      <text:p text:style-name="P35"><text:s text:c="8"/>"heat_days": 1,</text:p>
      <text:p text:style-name="P35"><text:s text:c="8"/>"frost_days": 0</text:p>
      <text:p text:style-name="P35"><text:s text:c="6"/>},</text:p>
      <text:p text:style-name="P35"/>
      <text:p text:style-name="P35"><text:s text:c="6"/>"soil_variation": {</text:p>
      <text:p text:style-name="P35"><text:s text:c="8"/>"moisture_cv": 0.20,</text:p>
      <text:p text:style-name="P35"><text:s text:c="8"/>"temperature_cv": 0.14,</text:p>
      <text:p text:style-name="P35"><text:s text:c="8"/>"ec_cv": 0.18,</text:p>
      <text:p text:style-name="P35"><text:s text:c="8"/>"compaction_index": 0.24,</text:p>
      <text:p text:style-name="P35"><text:s text:c="8"/>"texture_variability_index": 0.16,</text:p>
      <text:p text:style-name="P35"><text:s text:c="8"/>"microtopography_index": 0.12</text:p>
      <text:p text:style-name="P35"><text:s text:c="6"/>},</text:p>
      <text:p text:style-name="P35"/>
      <text:p text:style-name="P35"><text:s text:c="6"/>"canopy_microclimate": {</text:p>
      <text:p text:style-name="P35"><text:s text:c="8"/>"vpd_min": 0.5,</text:p>
      <text:p text:style-name="P35"><text:s text:c="8"/>"vpd_amplitude": 1.4,</text:p>
      <text:p text:style-name="P35"><text:s text:c="8"/>"canopy_wetness_events": 6</text:p>
      <text:p text:style-name="P35"><text:s text:c="6"/>},</text:p>
      <text:p text:style-name="P35"/>
      <text:p text:style-name="P35"><text:s text:c="6"/>"management": {</text:p>
      <text:p text:style-name="P35"><text:s text:c="8"/>"n_applied_kg_ha": 40,</text:p>
      <text:p text:style-name="P35"><text:s text:c="8"/>"n_timing_index": 0.7,</text:p>
      <text:p text:style-name="P35"><text:s text:c="8"/>"herbicide_intensity_index": 0.2,</text:p>
      <text:p text:style-name="P35"><text:s text:c="8"/>"protection_timing_score": 0.8,</text:p>
      <text:p text:style-name="P35"><text:s text:c="8"/>"stand_uniformity_index": 0.9</text:p>
      <text:p text:style-name="P35"><text:soft-page-break/><text:s text:c="6"/>},</text:p>
      <text:p text:style-name="P35"/>
      <text:p text:style-name="P35"><text:s text:c="6"/>"pathology": {</text:p>
      <text:p text:style-name="P35"><text:s text:c="8"/>"disease_pressure_index": 0.2,</text:p>
      <text:p text:style-name="P35"><text:s text:c="8"/>"disease_damage_index": 0.05,</text:p>
      <text:p text:style-name="P35"><text:s text:c="8"/>"lodging_index": 0.0,</text:p>
      <text:p text:style-name="P35"><text:s text:c="8"/>"weed_pressure_index": 0.2</text:p>
      <text:p text:style-name="P35"><text:s text:c="6"/>}</text:p>
      <text:p text:style-name="P35"><text:s text:c="4"/>},</text:p>
      <text:p text:style-name="P35"/>
      <text:p text:style-name="P35"><text:s text:c="4"/>{</text:p>
      <text:p text:style-name="P35"><text:s text:c="6"/>"name": "flowering",</text:p>
      <text:p text:style-name="P35"><text:s text:c="6"/>"start_date": "2025-05-15",</text:p>
      <text:p text:style-name="P35"><text:s text:c="6"/>"end_date": "2025-06-02",</text:p>
      <text:p text:style-name="P35"/>
      <text:p text:style-name="P35"><text:s text:c="6"/>"functional_soil": {</text:p>
      <text:p text:style-name="P35"><text:s text:c="8"/>"moisture_min": 14.2,</text:p>
      <text:p text:style-name="P35"><text:s text:c="8"/>"moisture_amplitude": 14.3,</text:p>
      <text:p text:style-name="P35"><text:s text:c="8"/>"soil_temperature_min": 12.1,</text:p>
      <text:p text:style-name="P35"><text:s text:c="8"/>"soil_temperature_amplitude": 6.1</text:p>
      <text:p text:style-name="P35"><text:s text:c="6"/>},</text:p>
      <text:p text:style-name="P35"/>
      <text:p text:style-name="P35"><text:s text:c="6"/>"local_climate": {</text:p>
      <text:p text:style-name="P35"><text:s text:c="8"/>"air_temperature_min": 8.2,</text:p>
      <text:p text:style-name="P35"><text:s text:c="8"/>"air_temperature_amplitude": 21.2,</text:p>
      <text:p text:style-name="P35"><text:s text:c="8"/>"air_humidity_min": 42.0,</text:p>
      <text:p text:style-name="P35"><text:s text:c="8"/>"air_humidity_amplitude": 18.0,</text:p>
      <text:p text:style-name="P35"><text:s text:c="8"/>"heat_days": 4,</text:p>
      <text:p text:style-name="P35"><text:s text:c="8"/>"frost_days": 0</text:p>
      <text:p text:style-name="P35"><text:s text:c="6"/>},</text:p>
      <text:p text:style-name="P35"/>
      <text:p text:style-name="P35"><text:s text:c="6"/>"soil_variation": {</text:p>
      <text:p text:style-name="P35"><text:s text:c="8"/>"moisture_cv": 0.23,</text:p>
      <text:p text:style-name="P35"><text:s text:c="8"/>"temperature_cv": 0.15,</text:p>
      <text:p text:style-name="P35"><text:s text:c="8"/>"ec_cv": 0.19,</text:p>
      <text:p text:style-name="P35"><text:s text:c="8"/>"compaction_index": 0.25,</text:p>
      <text:p text:style-name="P35"><text:s text:c="8"/>"texture_variability_index": 0.17,</text:p>
      <text:p text:style-name="P35"><text:s text:c="8"/>"microtopography_index": 0.13</text:p>
      <text:p text:style-name="P35"><text:s text:c="6"/>},</text:p>
      <text:p text:style-name="P35"/>
      <text:p text:style-name="P35"><text:s text:c="6"/>"canopy_microclimate": {</text:p>
      <text:p text:style-name="P35"><text:s text:c="8"/>"vpd_min": 0.6,</text:p>
      <text:p text:style-name="P35"><text:s text:c="8"/>"vpd_amplitude": 1.6,</text:p>
      <text:p text:style-name="P35"><text:s text:c="8"/>"canopy_wetness_events": 3</text:p>
      <text:p text:style-name="P35"><text:s text:c="6"/>},</text:p>
      <text:p text:style-name="P35"/>
      <text:p text:style-name="P35"><text:s text:c="6"/>"management": {</text:p>
      <text:p text:style-name="P35"><text:s text:c="8"/>"n_applied_kg_ha": 20,</text:p>
      <text:p text:style-name="P35"><text:s text:c="8"/>"n_timing_index": 0.9,</text:p>
      <text:p text:style-name="P35"><text:s text:c="8"/>"herbicide_intensity_index": 0.0,</text:p>
      <text:p text:style-name="P35"><text:s text:c="8"/>"protection_timing_score": 0.9,</text:p>
      <text:p text:style-name="P35"><text:s text:c="8"/>"stand_uniformity_index": 0.9</text:p>
      <text:p text:style-name="P35"><text:s text:c="6"/>},</text:p>
      <text:p text:style-name="P35"/>
      <text:p text:style-name="P35"><text:s text:c="6"/>"pathology": {</text:p>
      <text:p text:style-name="P35"><text:s text:c="8"/>"disease_pressure_index": 0.4,</text:p>
      <text:p text:style-name="P35"><text:s text:c="8"/>"disease_damage_index": 0.1,</text:p>
      <text:p text:style-name="P35"><text:s text:c="8"/>"lodging_index": 0.0,</text:p>
      <text:p text:style-name="P35"><text:s text:c="8"/>"weed_pressure_index": 0.1</text:p>
      <text:p text:style-name="P35"><text:s text:c="6"/>}</text:p>
      <text:p text:style-name="P35"><text:s text:c="4"/>},</text:p>
      <text:p text:style-name="P35"/>
      <text:p text:style-name="P35"><text:s text:c="4"/>{</text:p>
      <text:p text:style-name="P35"><text:s text:c="6"/>"name": "grain_filling",</text:p>
      <text:p text:style-name="P35"><text:s text:c="6"/>"start_date": "2025-06-03",</text:p>
      <text:p text:style-name="P35"><text:s text:c="6"/>"end_date": "2025-07-10",</text:p>
      <text:p text:style-name="P35"/>
      <text:p text:style-name="P35"><text:soft-page-break/><text:s text:c="6"/>"functional_soil": {</text:p>
      <text:p text:style-name="P35"><text:s text:c="8"/>"moisture_min": 12.5,</text:p>
      <text:p text:style-name="P35"><text:s text:c="8"/>"moisture_amplitude": 10.8,</text:p>
      <text:p text:style-name="P35"><text:s text:c="8"/>"soil_temperature_min": 14.0,</text:p>
      <text:p text:style-name="P35"><text:s text:c="8"/>"soil_temperature_amplitude": 7.2</text:p>
      <text:p text:style-name="P35"><text:s text:c="6"/>},</text:p>
      <text:p text:style-name="P35"/>
      <text:p text:style-name="P35"><text:s text:c="6"/>"local_climate": {</text:p>
      <text:p text:style-name="P35"><text:s text:c="8"/>"air_temperature_min": 10.1,</text:p>
      <text:p text:style-name="P35"><text:s text:c="8"/>"air_temperature_amplitude": 24.3,</text:p>
      <text:p text:style-name="P35"><text:s text:c="8"/>"air_humidity_min": 38.0,</text:p>
      <text:p text:style-name="P35"><text:s text:c="8"/>"air_humidity_amplitude": 20.0,</text:p>
      <text:p text:style-name="P35"><text:s text:c="8"/>"heat_days": 6,</text:p>
      <text:p text:style-name="P35"><text:s text:c="8"/>"frost_days": 0</text:p>
      <text:p text:style-name="P35"><text:s text:c="6"/>},</text:p>
      <text:p text:style-name="P35"/>
      <text:p text:style-name="P35"><text:s text:c="6"/>"soil_variation": {</text:p>
      <text:p text:style-name="P35"><text:s text:c="8"/>"moisture_cv": 0.19,</text:p>
      <text:p text:style-name="P35"><text:s text:c="8"/>"temperature_cv": 0.13,</text:p>
      <text:p text:style-name="P35"><text:s text:c="8"/>"ec_cv": 0.16,</text:p>
      <text:p text:style-name="P35"><text:s text:c="8"/>"compaction_index": 0.21,</text:p>
      <text:p text:style-name="P35"><text:s text:c="8"/>"texture_variability_index": 0.14,</text:p>
      <text:p text:style-name="P35"><text:s text:c="8"/>"microtopography_index": 0.10</text:p>
      <text:p text:style-name="P35"><text:s text:c="6"/>},</text:p>
      <text:p text:style-name="P35"/>
      <text:p text:style-name="P35"><text:s text:c="6"/>"canopy_microclimate": {</text:p>
      <text:p text:style-name="P35"><text:s text:c="8"/>"vpd_min": 0.7,</text:p>
      <text:p text:style-name="P35"><text:s text:c="8"/>"vpd_amplitude": 1.8,</text:p>
      <text:p text:style-name="P35"><text:s text:c="8"/>"canopy_wetness_events": 2</text:p>
      <text:p text:style-name="P35"><text:s text:c="6"/>},</text:p>
      <text:p text:style-name="P35"/>
      <text:p text:style-name="P35"><text:s text:c="6"/>"management": {</text:p>
      <text:p text:style-name="P35"><text:s text:c="8"/>"n_applied_kg_ha": 0,</text:p>
      <text:p text:style-name="P35"><text:s text:c="8"/>"n_timing_index": 0.0,</text:p>
      <text:p text:style-name="P35"><text:s text:c="8"/>"herbicide_intensity_index": 0.0,</text:p>
      <text:p text:style-name="P35"><text:s text:c="8"/>"protection_timing_score": 0.0,</text:p>
      <text:p text:style-name="P35"><text:s text:c="8"/>"stand_uniformity_index": 0.9</text:p>
      <text:p text:style-name="P35"><text:s text:c="6"/>},</text:p>
      <text:p text:style-name="P35"/>
      <text:p text:style-name="P35"><text:s text:c="6"/>"pathology": {</text:p>
      <text:p text:style-name="P35"><text:s text:c="8"/>"disease_pressure_index": 0.3,</text:p>
      <text:p text:style-name="P35"><text:s text:c="8"/>"disease_damage_index": 0.15,</text:p>
      <text:p text:style-name="P35"><text:s text:c="8"/>"lodging_index": 0.1,</text:p>
      <text:p text:style-name="P35"><text:s text:c="8"/>"weed_pressure_index": 0.1</text:p>
      <text:p text:style-name="P35"><text:s text:c="6"/>}</text:p>
      <text:p text:style-name="P35"><text:s text:c="4"/>},</text:p>
      <text:p text:style-name="P35"/>
      <text:p text:style-name="P35"><text:s text:c="4"/>{</text:p>
      <text:p text:style-name="P35"><text:s text:c="6"/>"name": "maturation",</text:p>
      <text:p text:style-name="P35"><text:s text:c="6"/>"start_date": "2025-07-11",</text:p>
      <text:p text:style-name="P35"><text:s text:c="6"/>"end_date": "2025-08-12",</text:p>
      <text:p text:style-name="P35"/>
      <text:p text:style-name="P35"><text:s text:c="6"/>"functional_soil": {</text:p>
      <text:p text:style-name="P35"><text:s text:c="8"/>"moisture_min": 10.4,</text:p>
      <text:p text:style-name="P35"><text:s text:c="8"/>"moisture_amplitude": 9.1,</text:p>
      <text:p text:style-name="P35"><text:s text:c="8"/>"soil_temperature_min": 16.2,</text:p>
      <text:p text:style-name="P35"><text:s text:c="8"/>"soil_temperature_amplitude": 8.0</text:p>
      <text:p text:style-name="P35"><text:s text:c="6"/>},</text:p>
      <text:p text:style-name="P35"/>
      <text:p text:style-name="P35"><text:s text:c="6"/>"local_climate": {</text:p>
      <text:p text:style-name="P35"><text:s text:c="8"/>"air_temperature_min": 12.4,</text:p>
      <text:p text:style-name="P35"><text:s text:c="8"/>"air_temperature_amplitude": 26.1,</text:p>
      <text:p text:style-name="P35"><text:s text:c="8"/>"air_humidity_min": 35.0,</text:p>
      <text:p text:style-name="P35"><text:s text:c="8"/>"air_humidity_amplitude": 17.0,</text:p>
      <text:p text:style-name="P35"><text:s text:c="8"/>"heat_days": 8,</text:p>
      <text:p text:style-name="P35"><text:s text:c="8"/>"frost_days": 0</text:p>
      <text:p text:style-name="P35"><text:s text:c="6"/>},</text:p>
      <text:p text:style-name="P35"><text:soft-page-break/></text:p>
      <text:p text:style-name="P35"><text:s text:c="6"/>"soil_variation": {</text:p>
      <text:p text:style-name="P35"><text:s text:c="8"/>"moisture_cv": 0.17,</text:p>
      <text:p text:style-name="P35"><text:s text:c="8"/>"temperature_cv": 0.11,</text:p>
      <text:p text:style-name="P35"><text:s text:c="8"/>"ec_cv": 0.15,</text:p>
      <text:p text:style-name="P35"><text:s text:c="8"/>"compaction_index": 0.20,</text:p>
      <text:p text:style-name="P35"><text:s text:c="8"/>"texture_variability_index": 0.13,</text:p>
      <text:p text:style-name="P35"><text:s text:c="8"/>"microtopography_index": 0.09</text:p>
      <text:p text:style-name="P35"><text:s text:c="6"/>},</text:p>
      <text:p text:style-name="P35"/>
      <text:p text:style-name="P35"><text:s text:c="6"/>"canopy_microclimate": {</text:p>
      <text:p text:style-name="P35"><text:s text:c="8"/>"vpd_min": 0.8,</text:p>
      <text:p text:style-name="P35"><text:s text:c="8"/>"vpd_amplitude": 2.0,</text:p>
      <text:p text:style-name="P35"><text:s text:c="8"/>"canopy_wetness_events": 1</text:p>
      <text:p text:style-name="P35"><text:s text:c="6"/>},</text:p>
      <text:p text:style-name="P35"/>
      <text:p text:style-name="P35"><text:s text:c="6"/>"management": {</text:p>
      <text:p text:style-name="P35"><text:s text:c="8"/>"n_applied_kg_ha": 0,</text:p>
      <text:p text:style-name="P35"><text:s text:c="8"/>"n_timing_index": 0.0,</text:p>
      <text:p text:style-name="P35"><text:s text:c="8"/>"herbicide_intensity_index": 0.0,</text:p>
      <text:p text:style-name="P35"><text:s text:c="8"/>"protection_timing_score": 0.0,</text:p>
      <text:p text:style-name="P35"><text:s text:c="8"/>"stand_uniformity_index": 0.9</text:p>
      <text:p text:style-name="P35"><text:s text:c="6"/>},</text:p>
      <text:p text:style-name="P35"/>
      <text:p text:style-name="P35"><text:s text:c="6"/>"pathology": {</text:p>
      <text:p text:style-name="P35"><text:s text:c="8"/>"disease_pressure_index": 0.2,</text:p>
      <text:p text:style-name="P35"><text:s text:c="8"/>"disease_damage_index": 0.1,</text:p>
      <text:p text:style-name="P35"><text:s text:c="8"/>"lodging_index": 0.2,</text:p>
      <text:p text:style-name="P35"><text:s text:c="8"/>"weed_pressure_index": 0.1</text:p>
      <text:p text:style-name="P35"><text:s text:c="6"/>}</text:p>
      <text:p text:style-name="P35"><text:s text:c="4"/>}</text:p>
      <text:p text:style-name="P35"><text:s text:c="2"/>],</text:p>
      <text:p text:style-name="P35"/>
      <text:p text:style-name="P35"><text:s text:c="2"/>"yield": 6.8,</text:p>
      <text:p text:style-name="P35"><text:s text:c="2"/>"constraints": ["frost_at_establishment", "water_stress_flowering"],</text:p>
      <text:p text:style-name="P35"><text:s text:c="2"/>"soil_fao": "CMx"</text:p>
      <text:p text:style-name="P35">}</text:p>
      <text:p text:style-name="P36"><text:span text:style-name="Strong_20_Emphasis"><text:span text:style-name="T31"><text:line-break/>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" style:font-adornments="Regular" style:font-family-generic="swiss" style:font-pitch="variable"/>
    <style:font-face style:name="Cousine" svg:font-family="Cousine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Carlito2" fo:font-family="Carlito" style:font-style-name="Regular" style:font-family-generic="swiss" style:font-pitch="variable" fo:font-size="11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in" fo:margin-bottom="0.1598in" style:contextual-spacing="false" style:page-number="auto" fo:break-before="auto" fo:break-after="auto">
        <style:tab-stops/>
      </style:paragraph-properties>
      <style:text-properties style:font-name="Carlito1" fo:font-family="Carlito" style:font-style-name="Bold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2in" fo:margin-bottom="0.1in" style:contextual-spacing="false" fo:line-height="120%" fo:keep-with-next="always"/>
      <style:text-properties style:font-name="Carlito1" fo:font-family="Carlit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035in" style:type="center"/>
          <style:tab-stop style:position="6.807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035in" style:type="center"/>
          <style:tab-stop style:position="6.807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Carlito2" fo:font-family="Carlito" style:font-style-name="Regular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rlito2" fo:font-family="Carlito" style:font-style-name="Regular" style:font-family-generic="swiss" style:font-pitch="variable" fo:font-size="11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sine" fo:font-family="Cousine" style:font-style-name="Regular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5in" fo:text-indent="-0.523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7992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5in" fo:text-indent="-1.0752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55in" fo:text-indent="-1.3508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rlito" fo:font-size="10pt" officeooo:rsid="00de0e34" officeooo:paragraph-rsid="0016a4ce" style:font-size-asian="10pt" style:font-size-complex="10pt"/>
    </style:style>
    <style:style style:name="MP2" style:family="paragraph" style:parent-style-name="Footer">
      <style:text-properties style:font-name="Carlito" fo:font-size="10pt" officeooo:paragraph-rsid="00289130" style:font-size-asian="10pt" style:font-size-complex="10pt"/>
    </style:style>
    <style:style style:name="MT1" style:family="text">
      <style:text-properties fo:font-weight="normal" officeooo:rsid="0016a4ce" style:font-name-asian="Source Han Sans CN Regular" style:font-weight-asian="normal" style:font-name-complex="Lohit Devanagari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________________________________________________________________________________________________</text:p>
        <text:p text:style-name="MP2"><text:span text:style-name="Strong_20_Emphasis"><text:span text:style-name="MT1">Agronomic Validation Dossier</text:span></text:span><text:tab/> <text:tab/>- <text:page-number text:select-page="current">4</text:page-number><text:s/>-</text:p>
      </style:footer>
      <style:footer-first>
        <text:p text:style-name="MP1">________________________________________________________________________________________________</text:p>
        <text:p text:style-name="MP2"><text:span text:style-name="Strong_20_Emphasis"><text:span text:style-name="MT1">Agronomic Validation Dossier</text:span></text:span><text:tab/> <text:tab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08:57:33.239920828</meta:creation-date>
    <dc:title>Default</dc:title>
    <meta:editing-cycles>22</meta:editing-cycles>
    <meta:generator>LibreOffice/25.8.5.2$Linux_X86_64 LibreOffice_project/580$Build-2</meta:generator>
    <meta:editing-duration>PT2H13M32S</meta:editing-duration>
    <dc:date>2026-03-17T11:00:19.135524349</dc:date>
    <meta:print-date>2026-02-24T14:08:34.043974953</meta:print-date>
    <meta:printed-by>PDF files</meta:printed-by>
    <meta:document-statistic meta:table-count="1" meta:image-count="0" meta:object-count="0" meta:page-count="18" meta:paragraph-count="625" meta:word-count="1996" meta:character-count="20818" meta:non-whitespace-character-count="16075"/>
    <meta:template xlink:type="simple" xlink:actuate="onRequest" xlink:title="Default" xlink:href="../../../../../../usr/lib/libreoffice/share/template/common/styles/Default.ott" meta:date="2026-02-22T23:25:39.515499982"/>
  </office:meta>
</office:document-meta>
</file>